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14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45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4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font-style="normal" officeooo:paragraph-rsid="0051d4aa" style:font-style-asian="normal" style:font-style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5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officeooo:paragraph-rsid="0051d4aa" style:font-style-asian="normal" style:font-style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fo:font-weight="bold" officeooo:rsid="0051d4aa" officeooo:paragraph-rsid="0051d4aa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6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63" style:family="paragraph" style:parent-style-name="Standard" style:list-style-name="L22">
      <style:text-properties officeooo:rsid="004aaafa" officeooo:paragraph-rsid="004aaafa"/>
    </style:style>
    <style:style style:name="P64" style:family="paragraph" style:parent-style-name="Standard">
      <style:text-properties officeooo:rsid="00501e9a" officeooo:paragraph-rsid="00501e9a"/>
    </style:style>
    <style:style style:name="P65" style:family="paragraph" style:parent-style-name="Standard" style:list-style-name="L35">
      <style:text-properties officeooo:rsid="00501e9a" officeooo:paragraph-rsid="00501e9a"/>
    </style:style>
    <style:style style:name="P66" style:family="paragraph" style:parent-style-name="Standard" style:list-style-name="L36">
      <style:text-properties officeooo:paragraph-rsid="0051d4aa"/>
    </style:style>
    <style:style style:name="P67" style:family="paragraph" style:parent-style-name="Standard" style:list-style-name="L5">
      <style:paragraph-properties style:writing-mode="lr-tb"/>
      <style:text-properties officeooo:rsid="00429597" officeooo:paragraph-rsid="00429597"/>
    </style:style>
    <style:style style:name="P68" style:family="paragraph" style:parent-style-name="Standard" style:list-style-name="L5">
      <style:paragraph-properties fo:line-height="115%" style:writing-mode="lr-tb"/>
      <style:text-properties officeooo:rsid="00429597" officeooo:paragraph-rsid="00429597"/>
    </style:style>
    <style:style style:name="P69" style:family="paragraph" style:parent-style-name="Standard" style:list-style-name="L5">
      <style:paragraph-properties style:writing-mode="lr-tb"/>
    </style:style>
    <style:style style:name="P70" style:family="paragraph" style:parent-style-name="Standard" style:list-style-name="L5">
      <style:paragraph-properties style:writing-mode="lr-tb"/>
      <style:text-properties officeooo:paragraph-rsid="0040919d"/>
    </style:style>
    <style:style style:name="P71" style:family="paragraph" style:parent-style-name="Standard" style:list-style-name="L34">
      <style:paragraph-properties style:writing-mode="lr-tb"/>
      <style:text-properties officeooo:rsid="004259a3" officeooo:paragraph-rsid="00501e9a"/>
    </style:style>
    <style:style style:name="P72" style:family="paragraph" style:parent-style-name="Standard" style:list-style-name="L7">
      <style:paragraph-properties style:writing-mode="lr-tb"/>
      <style:text-properties officeooo:paragraph-rsid="004259a3"/>
    </style:style>
    <style:style style:name="P73" style:family="paragraph" style:parent-style-name="Standard" style:list-style-name="L5">
      <style:paragraph-properties fo:line-height="115%" style:writing-mode="lr-tb"/>
      <style:text-properties officeooo:rsid="00478a42" officeooo:paragraph-rsid="00478a42"/>
    </style:style>
    <style:style style:name="P74" style:family="paragraph" style:parent-style-name="Standard" style:list-style-name="L5">
      <style:paragraph-properties style:writing-mode="lr-tb"/>
      <style:text-properties officeooo:rsid="0040e646" officeooo:paragraph-rsid="0040e646"/>
    </style:style>
    <style:style style:name="P75" style:family="paragraph" style:parent-style-name="Standard" style:list-style-name="LS1">
      <style:paragraph-properties style:writing-mode="lr-tb"/>
    </style:style>
    <style:style style:name="P76" style:family="paragraph" style:parent-style-name="Standard" style:list-style-name="LS1">
      <style:paragraph-properties style:writing-mode="lr-tb"/>
      <style:text-properties officeooo:paragraph-rsid="004bd68b"/>
    </style:style>
    <style:style style:name="P77" style:family="paragraph" style:parent-style-name="Standard" style:list-style-name="L14">
      <style:paragraph-properties fo:line-height="100%" style:writing-mode="lr-tb"/>
      <style:text-properties officeooo:paragraph-rsid="0049c2c3"/>
    </style:style>
    <style:style style:name="P78" style:family="paragraph" style:parent-style-name="Standard" style:list-style-name="L14">
      <style:paragraph-properties fo:line-height="100%" style:writing-mode="lr-tb"/>
      <style:text-properties officeooo:rsid="00490551" officeooo:paragraph-rsid="0049c2c3"/>
    </style:style>
    <style:style style:name="P79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80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81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82" style:family="paragraph" style:parent-style-name="Standard" style:list-style-name="L16">
      <style:paragraph-properties style:writing-mode="lr-tb"/>
      <style:text-properties officeooo:paragraph-rsid="004aaafa"/>
    </style:style>
    <style:style style:name="P83" style:family="paragraph" style:parent-style-name="Standard" style:list-style-name="L19">
      <style:paragraph-properties style:writing-mode="lr-tb"/>
      <style:text-properties fo:font-weight="normal" officeooo:paragraph-rsid="00501e9a" style:font-weight-asian="normal" style:font-weight-complex="normal"/>
    </style:style>
    <style:style style:name="P84" style:family="paragraph" style:parent-style-name="Standard" style:list-style-name="L34">
      <style:paragraph-properties style:writing-mode="lr-tb"/>
      <style:text-properties officeooo:rsid="00501e9a" officeooo:paragraph-rsid="00501e9a"/>
    </style:style>
    <style:style style:name="P85" style:family="paragraph" style:parent-style-name="Standard" style:list-style-name="L34">
      <style:paragraph-properties style:writing-mode="lr-tb"/>
      <style:text-properties officeooo:paragraph-rsid="00501e9a"/>
    </style:style>
    <style:style style:name="P86" style:family="paragraph" style:parent-style-name="Standard">
      <style:paragraph-properties fo:line-height="115%" style:writing-mode="lr-tb"/>
      <style:text-properties fo:font-style="italic" officeooo:paragraph-rsid="004aaafa" style:font-style-asian="italic" style:font-style-complex="italic"/>
    </style:style>
    <style:style style:name="P87" style:family="paragraph" style:parent-style-name="Standard" style:list-style-name="LS2">
      <style:paragraph-properties style:writing-mode="lr-tb"/>
      <style:text-properties officeooo:paragraph-rsid="0053307b"/>
    </style:style>
    <style:style style:name="P88" style:family="paragraph" style:list-style-name="L26">
      <style:paragraph-properties style:writing-mode="lr-tb"/>
    </style:style>
    <style:style style:name="P89" style:family="paragraph" style:list-style-name="L33">
      <style:paragraph-properties style:writing-mode="lr-tb"/>
    </style:style>
    <style:style style:name="P90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91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92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93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paragraph-rsid="004bd68b" style:font-weight-asian="bold" style:font-weight-complex="bold"/>
    </style:style>
    <style:style style:name="P94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3e9b23" officeooo:paragraph-rsid="00501e9a" style:font-weight-asian="bold" style:font-weight-complex="bold"/>
    </style:style>
    <style:style style:name="P95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96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9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98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4259a3" officeooo:paragraph-rsid="00501e9a" style:font-weight-asian="bold" style:font-weight-complex="bold"/>
    </style:style>
    <style:style style:name="P99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0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1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02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03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04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05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0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0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0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0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10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1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2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3" style:family="paragraph" style:parent-style-name="Standard" style:list-style-name="L26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4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5" style:family="paragraph" style:parent-style-name="Standard" style:list-style-name="L30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6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17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18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119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1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2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1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25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1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1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29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0" style:family="paragraph" style:parent-style-name="Standard" style:list-style-name="L16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1" style:family="paragraph" style:parent-style-name="Standard" style:list-style-name="L36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2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3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4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5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6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138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13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0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142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143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144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paragraph-rsid="00442652" style:font-weight-asian="normal" style:font-weight-complex="normal"/>
    </style:style>
    <style:style style:name="P14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146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147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148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149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150" style:family="paragraph" style:parent-style-name="Standard" style:list-style-name="L36">
      <style:paragraph-properties fo:margin-top="0in" fo:margin-bottom="0in" style:contextual-spacing="false" fo:line-height="100%" fo:text-align="start" style:justify-single-word="false" style:writing-mode="lr-tb"/>
      <style:text-properties officeooo:paragraph-rsid="0051d4aa"/>
    </style:style>
    <style:style style:name="P151" style:family="paragraph" style:parent-style-name="Standard" style:list-style-name="L24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152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53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54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55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56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5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5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59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0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61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62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3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64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65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66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67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68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69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70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1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2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3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4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5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6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7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8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79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0" style:family="paragraph" style:parent-style-name="Standard" style:list-style-name="L34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8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82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83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84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8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86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87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88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9" style:family="paragraph" style:parent-style-name="Standard" style:list-style-name="L25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0" style:family="paragraph" style:parent-style-name="Standard" style:list-style-name="L16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1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2" style:family="paragraph" style:parent-style-name="Standard" style:list-style-name="L36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3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4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5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6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97" style:family="paragraph" style:parent-style-name="Standard" style:list-style-name="L5">
      <style:paragraph-properties fo:break-before="auto" fo:break-after="auto" style:writing-mode="lr-tb"/>
      <style:text-properties officeooo:paragraph-rsid="00429597"/>
    </style:style>
    <style:style style:name="P198" style:family="paragraph" style:parent-style-name="Standard" style:list-style-name="L5">
      <style:paragraph-properties fo:line-height="115%" fo:break-before="auto" fo:break-after="auto" style:writing-mode="lr-tb"/>
      <style:text-properties officeooo:paragraph-rsid="00429597"/>
    </style:style>
    <style:style style:name="P199" style:family="paragraph" style:parent-style-name="Standard" style:list-style-name="L7">
      <style:paragraph-properties fo:line-height="115%" fo:break-before="auto" fo:break-after="auto" style:writing-mode="lr-tb"/>
      <style:text-properties officeooo:paragraph-rsid="00429597"/>
    </style:style>
    <style:style style:name="P200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01" style:family="paragraph" style:parent-style-name="Standard" style:list-style-name="L9">
      <style:paragraph-properties fo:line-height="115%" fo:break-before="auto" fo:break-after="auto" style:writing-mode="lr-tb"/>
      <style:text-properties officeooo:paragraph-rsid="00442652"/>
    </style:style>
    <style:style style:name="P202" style:family="paragraph" style:parent-style-name="Standard">
      <style:paragraph-properties fo:line-height="115%" fo:break-before="auto" fo:break-after="auto" style:writing-mode="lr-tb"/>
      <style:text-properties officeooo:paragraph-rsid="00429597"/>
    </style:style>
    <style:style style:name="P20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204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205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20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20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20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209" style:family="paragraph" style:parent-style-name="Standard">
      <style:paragraph-properties fo:line-height="115%" fo:break-before="auto" fo:break-after="auto" style:writing-mode="lr-tb"/>
      <style:text-properties fo:font-style="italic" officeooo:paragraph-rsid="004aaafa" style:font-style-asian="italic" style:font-style-complex="italic"/>
    </style:style>
    <style:style style:name="P2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21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1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1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21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1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1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1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1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19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2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2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2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23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224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25" style:family="paragraph" style:list-style-name="LS2">
      <style:paragraph-properties fo:margin-left="0.5in" fo:margin-right="0in" fo:text-indent="0in" style:auto-text-indent="false" style:writing-mode="lr-tb"/>
    </style:style>
    <style:style style:name="P22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2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28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154423" officeooo:paragraph-rsid="004bd68b"/>
    </style:style>
    <style:style style:name="P22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3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3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23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3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34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5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6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8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0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43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44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5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4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47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48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49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0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5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5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54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25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25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25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258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5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6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63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6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26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26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26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26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7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27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27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275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27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27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officeooo:paragraph-rsid="004aaafa"/>
    </style:style>
    <style:style style:name="P278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279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280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281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282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283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284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285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286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87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8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officeooo:paragraph-rsid="0051d4aa"/>
    </style:style>
    <style:style style:name="P289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0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1" style:family="paragraph" style:parent-style-name="Standard" style:list-style-name="L36">
      <style:paragraph-properties fo:margin-left="0.5in" fo:margin-right="0in" fo:text-indent="-0.25in" style:auto-text-indent="false"/>
      <style:text-properties officeooo:paragraph-rsid="0051d4aa"/>
    </style:style>
    <style:style style:name="P292" style:family="paragraph" style:parent-style-name="Standard" style:list-style-name="L6">
      <style:paragraph-properties fo:margin-left="0.5in" fo:margin-right="0in" fo:text-indent="-0.25in" style:auto-text-indent="false"/>
    </style:style>
    <style:style style:name="P293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4" style:family="paragraph" style:parent-style-name="Heading_20_1">
      <style:paragraph-properties fo:line-height="115%" fo:break-before="auto" fo:break-after="auto" style:writing-mode="lr-tb"/>
    </style:style>
    <style:style style:name="P295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296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297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298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299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00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01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02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03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04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0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0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07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08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09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10" style:family="paragraph" style:parent-style-name="Heading_20_1">
      <style:paragraph-properties fo:break-before="page"/>
    </style:style>
    <style:style style:name="P311" style:family="paragraph" style:parent-style-name="Heading_20_1">
      <style:paragraph-properties fo:break-before="page"/>
      <style:text-properties officeooo:paragraph-rsid="004bd68b"/>
    </style:style>
    <style:style style:name="P312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13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14" style:family="paragraph" style:parent-style-name="Heading_20_1">
      <style:text-properties officeooo:paragraph-rsid="0049c2c3"/>
    </style:style>
    <style:style style:name="P315" style:family="paragraph" style:parent-style-name="Heading_20_1"/>
    <style:style style:name="P316" style:family="paragraph" style:parent-style-name="Heading_20_1" style:list-style-name=""/>
    <style:style style:name="P317" style:family="paragraph" style:parent-style-name="Heading_20_1">
      <style:text-properties officeooo:paragraph-rsid="004bd68b"/>
    </style:style>
    <style:style style:name="P318" style:family="paragraph" style:parent-style-name="Heading_20_1">
      <style:text-properties officeooo:paragraph-rsid="0051d4aa"/>
    </style:style>
    <style:style style:name="P319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20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21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22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23" style:family="paragraph" style:parent-style-name="Heading_20_2">
      <style:paragraph-properties fo:margin-left="0in" fo:margin-right="0in" fo:text-indent="0in" style:auto-text-indent="false"/>
    </style:style>
    <style:style style:name="P324" style:family="paragraph"/>
    <style:style style:name="P325" style:family="paragraph" style:parent-style-name="Heading_20_3">
      <style:paragraph-properties fo:line-height="115%" fo:break-before="auto" fo:break-after="auto" style:writing-mode="lr-tb"/>
    </style:style>
    <style:style style:name="P326" style:family="paragraph" style:parent-style-name="Text_20_body">
      <style:text-properties officeooo:paragraph-rsid="0049c2c3"/>
    </style:style>
    <style:style style:name="P327" style:family="paragraph" style:parent-style-name="Text_20_body">
      <style:text-properties fo:font-weight="bold" style:font-weight-asian="bold" style:font-weight-complex="bold"/>
    </style:style>
    <style:style style:name="P328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329" style:family="paragraph" style:parent-style-name="Title" style:master-page-name="Standard">
      <style:paragraph-properties fo:text-align="center" style:justify-single-word="false" style:page-number="auto"/>
    </style:style>
    <style:style style:name="P33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style:text-underline-style="none" fo:font-weight="normal" style:font-name-asian="Arial" style:font-size-asian="11pt" style:font-weight-asian="normal" style:font-name-complex="Arial" style:font-size-complex="11pt" style:font-weight-complex="normal"/>
    </style:style>
    <style:style style:name="T9" style:family="text">
      <style:text-properties fo:color="#000000" style:text-line-through-style="none" style:font-name="Arial" fo:font-size="11pt" style:text-underline-style="none" style:font-name-asian="Arial" style:font-size-asian="11pt" style:font-name-complex="Arial" style:font-size-complex="11pt"/>
    </style:style>
    <style:style style:name="T10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fo:font-weight="normal" officeooo:rsid="0021c637" style:font-weight-asian="normal" style:font-weight-complex="normal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259a3" style:font-weight-asian="bold" style:font-weight-complex="bold"/>
    </style:style>
    <style:style style:name="T17" style:family="text">
      <style:text-properties fo:font-weight="bold" officeooo:rsid="0040e646" style:font-weight-asian="bold" style:font-weight-complex="bold"/>
    </style:style>
    <style:style style:name="T18" style:family="text">
      <style:text-properties fo:font-weight="bold" officeooo:rsid="004e582e" style:font-weight-asian="bold" style:font-weight-complex="bold"/>
    </style:style>
    <style:style style:name="T19" style:family="text">
      <style:text-properties fo:font-weight="bold" officeooo:rsid="00501e9a" style:font-weight-asian="bold" style:font-weight-complex="bold"/>
    </style:style>
    <style:style style:name="T20" style:family="text">
      <style:text-properties fo:color="#cc0000"/>
    </style:style>
    <style:style style:name="T21" style:family="text">
      <style:text-properties fo:color="#cc0000" fo:font-weight="normal" officeooo:rsid="00363e77" style:font-weight-asian="normal" style:font-weight-complex="normal"/>
    </style:style>
    <style:style style:name="T22" style:family="text">
      <style:text-properties fo:color="#cc0000" officeooo:rsid="004259a3"/>
    </style:style>
    <style:style style:name="T23" style:family="text">
      <style:text-properties fo:color="#204a87"/>
    </style:style>
    <style:style style:name="T24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5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6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7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fo:color="#1f497d" style:font-name="Calibri" fo:background-color="#ffffff" style:font-name-asian="Calibri" style:font-name-complex="Calibri"/>
    </style:style>
    <style:style style:name="T30" style:family="text">
      <style:text-properties fo:color="#656565" fo:background-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63e77" style:font-weight-asian="normal" style:font-weight-complex="normal"/>
    </style:style>
    <style:style style:name="T33" style:family="text">
      <style:text-properties fo:font-weight="normal" officeooo:rsid="00429597" style:font-weight-asian="normal" style:font-weight-complex="normal"/>
    </style:style>
    <style:style style:name="T34" style:family="text">
      <style:text-properties fo:font-weight="normal" officeooo:rsid="003baebd" style:font-weight-asian="normal" style:font-weight-complex="normal"/>
    </style:style>
    <style:style style:name="T35" style:family="text">
      <style:text-properties fo:font-weight="normal" officeooo:rsid="00501e9a" style:font-weight-asian="normal" style:font-weight-complex="normal"/>
    </style:style>
    <style:style style:name="T36" style:family="text">
      <style:text-properties fo:font-weight="normal" officeooo:rsid="0051d4aa" style:font-weight-asian="normal" style:font-weight-complex="normal"/>
    </style:style>
    <style:style style:name="T37" style:family="text">
      <style:text-properties officeooo:rsid="0012b5f9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officeooo:rsid="00408d03"/>
    </style:style>
    <style:style style:name="T40" style:family="text">
      <style:text-properties style:use-window-font-color="true" officeooo:rsid="00321cd4"/>
    </style:style>
    <style:style style:name="T41" style:family="text">
      <style:text-properties style:use-window-font-color="true" fo:font-weight="normal" officeooo:rsid="00408d03" style:font-weight-asian="normal" style:font-weight-complex="normal"/>
    </style:style>
    <style:style style:name="T42" style:family="text">
      <style:text-properties style:use-window-font-color="true" fo:font-weight="bold" style:font-weight-asian="bold" style:font-weight-complex="bold"/>
    </style:style>
    <style:style style:name="T43" style:family="text">
      <style:text-properties style:use-window-font-color="true" fo:font-weight="bold" officeooo:rsid="00408d03" style:font-weight-asian="bold" style:font-weight-complex="bold"/>
    </style:style>
    <style:style style:name="T44" style:family="text">
      <style:text-properties style:use-window-font-color="true" fo:font-weight="bold" officeooo:rsid="00321cd4" style:font-weight-asian="bold" style:font-weight-complex="bold"/>
    </style:style>
    <style:style style:name="T45" style:family="text">
      <style:text-properties style:use-window-font-color="true" fo:font-weight="bold" officeooo:rsid="004aaafa" style:font-weight-asian="bold" style:font-weight-complex="bold"/>
    </style:style>
    <style:style style:name="T46" style:family="text">
      <style:text-properties style:use-window-font-color="true" officeooo:rsid="004259a3"/>
    </style:style>
    <style:style style:name="T47" style:family="text">
      <style:text-properties officeooo:rsid="003860bd"/>
    </style:style>
    <style:style style:name="T48" style:family="text">
      <style:text-properties officeooo:rsid="00408d03"/>
    </style:style>
    <style:style style:name="T49" style:family="text">
      <style:text-properties officeooo:rsid="0040e646"/>
    </style:style>
    <style:style style:name="T50" style:family="text">
      <style:text-properties officeooo:rsid="004259a3"/>
    </style:style>
    <style:style style:name="T51" style:family="text">
      <style:text-properties officeooo:rsid="00429597"/>
    </style:style>
    <style:style style:name="T52" style:family="text">
      <style:text-properties officeooo:rsid="00442652"/>
    </style:style>
    <style:style style:name="T53" style:family="text">
      <style:text-properties officeooo:rsid="0044ca41"/>
    </style:style>
    <style:style style:name="T54" style:family="text">
      <style:text-properties officeooo:rsid="0046665c"/>
    </style:style>
    <style:style style:name="T55" style:family="text">
      <style:text-properties officeooo:rsid="00490551"/>
    </style:style>
    <style:style style:name="T56" style:family="text">
      <style:text-properties officeooo:rsid="0049c2c3"/>
    </style:style>
    <style:style style:name="T57" style:family="text">
      <style:text-properties officeooo:rsid="004bd68b"/>
    </style:style>
    <style:style style:name="T58" style:family="text">
      <style:text-properties officeooo:rsid="003c0c9d"/>
    </style:style>
    <style:style style:name="T59" style:family="text">
      <style:text-properties officeooo:rsid="004e582e"/>
    </style:style>
    <style:style style:name="T60" style:family="text">
      <style:text-properties officeooo:rsid="00501e9a"/>
    </style:style>
    <style:style style:name="T61" style:family="text">
      <style:text-properties officeooo:rsid="0051d4aa"/>
    </style:style>
    <style:style style:name="T62" style:family="text">
      <style:text-properties officeooo:rsid="00321cd4"/>
    </style:style>
    <style:style style:name="T63" style:family="text">
      <style:text-properties officeooo:rsid="0053307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9">NETENTION FEATURES</text:p>
      <text:h text:style-name="P320" text:outline-level="10">100% Open-Source Architecture</text:h>
      <text:p text:style-name="P326"><text:span text:style-name="T55">License: GPL</text:span></text:p>
      <text:p text:style-name="P281">Components</text:p>
      <text:list xml:id="list1896591160983516842" text:style-name="L14">
        <text:list-item>
          <text:p text:style-name="P77"><text:span text:style-name="T55">Node.JS</text:span></text:p>
          <text:list>
            <text:list-item>
              <text:p text:style-name="P78">[npm's: see package.json]</text:p>
            </text:list-item>
          </text:list>
        </text:list-item>
        <text:list-item>
          <text:h text:style-name="P284" text:outline-level="10">MongoDB</text:h>
        </text:list-item>
        <text:list-item>
          <text:h text:style-name="P285" text:outline-level="10">HTML5/Javascript</text:h>
          <text:list>
            <text:list-item>
              <text:h text:style-name="P285" text:outline-level="10">[javascript client libraries]</text:h>
            </text:list-item>
          </text:list>
        </text:list-item>
      </text:list>
      <text:h text:style-name="P295" text:outline-level="10"><text:span text:style-name="T55">Web </text:span>Server</text:h>
      <text:p text:style-name="P279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5">able</text:span> file formats, fetched from the database by means of an assortment of REST API requests. <text:s/><text:span text:style-name="T60">Server is designed to connect to other networks, to form an organic, decentralized P2P network of semantically relevant data exchange.</text:span></text:p>
      <text:p text:style-name="P283"/>
      <text:list xml:id="list4617370040238869914" text:style-name="L19">
        <text:list-item>
          <text:p text:style-name="P188">HTTP REST + Websockets</text:p>
        </text:list-item>
        <text:list-item>
          <text:p text:style-name="P133">Stores Objects</text:p>
        </text:list-item>
        <text:list-item>
          <text:p text:style-name="P188">Publish objects (new and edits to existing)</text:p>
        </text:list-item>
        <text:list-item>
          <text:p text:style-name="P132">Delete objects</text:p>
        </text:list-item>
        <text:list-item>
          <text:p text:style-name="P133">Server Plugins</text:p>
        </text:list-item>
        <text:list-item>
          <text:p text:style-name="P133">Identities &amp; Authentication</text:p>
          <text:list>
            <text:list-item>
              <text:p text:style-name="P193">Authenticated Login</text:p>
              <text:list>
                <text:list-item>
                  <text:p text:style-name="P188">OpenID</text:p>
                </text:list-item>
                <text:list-item>
                  <text:p text:style-name="P188">Google Accounts</text:p>
                </text:list-item>
              </text:list>
            </text:list-item>
            <text:list-item>
              <text:p text:style-name="P134">Anonymous Access</text:p>
              <text:list>
                <text:list-item>
                  <text:p text:style-name="P188"><text:span text:style-name="T55">O</text:span>ne-click anonymous access</text:p>
                </text:list-item>
                <text:list-item>
                  <text:p text:style-name="P188"><text:span text:style-name="T55">A</text:span>nonymous authentication shares a set of profiles created by anonymous users</text:p>
                </text:list-item>
                <text:list-item>
                  <text:p text:style-name="P129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35">Unidentified <text:span text:style-name="T55">(Public) Access</text:span></text:p>
              <text:list>
                <text:list-item>
                  <text:p text:style-name="P132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36">Logout</text:p>
            </text:list-item>
          </text:list>
        </text:list-item>
        <text:list-item>
          <text:p text:style-name="P187"><text:span text:style-name="T4">Identity </text:span><text:span text:style-name="T1">Switching</text:span><text:span text:style-name="T10"> </text:span></text:p>
          <text:list>
            <text:list-item>
              <text:p text:style-name="P83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81">TODO</text:p>
      <text:list xml:id="list57992398621886152" text:style-name="L34">
        <text:list-item>
          <text:p text:style-name="P194"><text:span text:style-name="T59">permission to </text:span>require authentication to prevent a non-authenticated user from editing an authenticated user’s objects</text:p>
        </text:list-item>
        <text:list-item>
          <text:p text:style-name="P191">authentication instructions, more intuitive, hide either the login or logout menu item at a time. <text:s/>no separate login/logout page, just use items in main menu </text:p>
        </text:list-item>
        <text:list-item>
          <text:p text:style-name="P191">display status of connection and current action with visible icon/label. <text:s/>visible on application initializing also to show the current startup stage</text:p>
        </text:list-item>
        <text:list-item>
          <text:p text:style-name="P195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91">client-side crypto</text:p>
        </text:list-item>
        <text:list-item>
          <text:p text:style-name="P191">public key crypto for private message</text:p>
        </text:list-item>
        <text:list-item>
          <text:p text:style-name="P191">HTTPS Setup Instructions</text:p>
        </text:list-item>
        <text:list-item>
          <text:p text:style-name="P191">FB <text:span text:style-name="T55">&amp;</text:span> Twitter Authentication</text:p>
        </text:list-item>
        <text:list-item>
          <text:p text:style-name="P194">private messages</text:p>
          <text:list>
            <text:list-item>
              <text:p text:style-name="P191">notifications of replies to own objects, or another reply to an object one has replied to</text:p>
            </text:list-item>
          </text:list>
        </text:list-item>
        <text:list-item>
          <text:p text:style-name="P94"><text:span text:style-name="T1">Admin level permissions: disable plugins except for admin</text:span></text:p>
        </text:list-item>
        <text:list-item>
          <text:p text:style-name="P85"><text:span text:style-name="T50">S</text:span>tatic - disable login completely, and use as particular URL as startup data</text:p>
        </text:list-item>
        <text:list-item>
          <text:p text:style-name="P191">Documented Web API for 3rd party tools &amp; apps</text:p>
          <text:list>
            <text:list-item>
              <text:p text:style-name="P85">Search Crawler Detection: GoogleBot/[all search engine]* crawler detection results instead of AJAX'd UI</text:p>
            </text:list-item>
            <text:list-item>
              <text:p text:style-name="P84">URL scheme for linking to internal data via crawler static HTML dumps</text:p>
            </text:list-item>
            <text:list-item>
              <text:p text:style-name="P84">Options for fooling the crawlers</text:p>
            </text:list-item>
          </text:list>
        </text:list-item>
        <text:list-item>
          <text:p text:style-name="P116"><text:span text:style-name="T50">A</text:span>nalytics</text:p>
        </text:list-item>
        <text:list-item>
          <text:p text:style-name="P116">server sends extra data when focus changes</text:p>
        </text:list-item>
        <text:list-item>
          <text:p text:style-name="P116">object-oriented <text:span text:style-name="T49">currying </text:span>nobject API <text:s/>(util.js)</text:p>
        </text:list-item>
        <text:list-item>
          <text:p text:style-name="P85">cleanup old “plan” variables, add /user/:id/ endpoint</text:p>
        </text:list-item>
        <text:list-item>
          <text:p text:style-name="P85">Travel/Motion as parent of both Arrive and Depart</text:p>
        </text:list-item>
        <text:list-item>
          <text:p text:style-name="P85">ghost ontology (client-side encrypted)</text:p>
        </text:list-item>
        <text:list-item>
          <text:p text:style-name="P85">netention server startup script on server boot</text:p>
          <text:list>
            <text:list-item>
              <text:p text:style-name="P85">add something in init.d and chmod a+x and set it on start and use su – user</text:p>
            </text:list-item>
          </text:list>
        </text:list-item>
        <text:list-item>
          <text:p text:style-name="P180">transmit all user-context objects (optional by client.js configuration option on load), ex: can,need,not,[skills]</text:p>
        </text:list-item>
        <text:list-item>
          <text:p text:style-name="P85">extra tags:</text:p>
          <text:list>
            <text:list-item>
              <text:p text:style-name="P85">ReadLater</text:p>
            </text:list-item>
            <text:list-item>
              <text:p text:style-name="P85">Fake (<text:span text:style-name="T49">bullshit)</text:span></text:p>
            </text:list-item>
            <text:list-item>
              <text:p text:style-name="P85">Funny</text:p>
            </text:list-item>
            <text:list-item>
              <text:p text:style-name="P85">Theory</text:p>
            </text:list-item>
            <text:list-item>
              <text:p text:style-name="P85">Warning</text:p>
            </text:list-item>
          </text:list>
        </text:list-item>
        <text:list-item>
          <text:p text:style-name="P71">Centroid tag normalization</text:p>
        </text:list-item>
        <text:list-item>
          <text:p text:style-name="P71">Matching plugin</text:p>
          <text:list>
            <text:list-item>
              <text:p text:style-name="P71">verify matching plugin still works</text:p>
            </text:list-item>
            <text:list-item>
              <text:p text:style-name="P180"><text:span text:style-name="T50">m</text:span>atch (Best Matches for a given user)</text:p>
              <text:list>
                <text:list-item>
                  <text:p text:style-name="P180">Best Teachers</text:p>
                </text:list-item>
                <text:list-item>
                  <text:p text:style-name="P180">Best Students</text:p>
                </text:list-item>
                <text:list-item>
                  <text:p text:style-name="P180">Best Collaborators</text:p>
                </text:list-item>
                <text:list-item>
                  <text:p text:style-name="P117">Nearest (ignores geolocation)</text:p>
                </text:list-item>
              </text:list>
            </text:list-item>
          </text:list>
        </text:list-item>
        <text:list-item>
          <text:p text:style-name="P180">refactor ontology format so that:</text:p>
          <text:list>
            <text:list-item>
              <text:p text:style-name="P180">uri -&gt; id</text:p>
            </text:list-item>
            <text:list-item>
              <text:p text:style-name="P117">tag -&gt; type</text:p>
            </text:list-item>
          </text:list>
        </text:list-item>
        <text:list-item>
          <text:p text:style-name="P98"><text:span text:style-name="T1">JSON-DL</text:span></text:p>
        </text:list-item>
      </text:list>
      <text:p text:style-name="Heading_20_1"><text:span text:style-name="T56">Web Client (HTML5/JS)</text:span></text:p>
      <text:p text:style-name="Standard"><text:span text:style-name="T60">Browser </text:span>Compatibility</text:p>
      <text:list xml:id="list5135387590376299363" text:style-name="L22">
        <text:list-item>
          <text:p text:style-name="P63">Chrome</text:p>
        </text:list-item>
        <text:list-item>
          <text:p text:style-name="P63">Fire<text:span text:style-name="T59">f</text:span>ox</text:p>
        </text:list-item>
        <text:list-item>
          <text:p text:style-name="P63">Android</text:p>
        </text:list-item>
      </text:list>
      <text:p text:style-name="P64">Device Compatibility</text:p>
      <text:list xml:id="list5264281901386764573" text:style-name="L35">
        <text:list-item>
          <text:p text:style-name="P65">Desktop PC</text:p>
        </text:list-item>
        <text:list-item>
          <text:p text:style-name="P65">Tablet</text:p>
        </text:list-item>
        <text:list-item>
          <text:p text:style-name="P65">Phone</text:p>
        </text:list-item>
        <text:list-item>
          <text:p text:style-name="P65">Server (headless)</text:p>
        </text:list-item>
      </text:list>
      <text:p text:style-name="P79">TODO</text:p>
      <text:list xml:id="list5623026012169944263" text:style-name="L5">
        <text:list-item>
          <text:p text:style-name="P67">use last view on startup</text:p>
        </text:list-item>
        <text:list-item>
          <text:p text:style-name="P70"><text:span text:style-name="T48">A</text:span>uthentication and profiles view (LoadSplash)</text:p>
          <text:list>
            <text:list-item>
              <text:p text:style-name="P70">fix new user bug</text:p>
              <text:list>
                <text:list-item>
                  <text:p text:style-name="P70">update profile selector when new profiles are added (via backbone event)</text:p>
                </text:list-item>
                <text:list-item>
                  <text:p text:style-name="P70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70">Bug when creating first profile after authenticating on a new host?</text:p>
            </text:list-item>
            <text:list-item>
              <text:p text:style-name="P70">Login bug?: refresh all available profiles from server before ''identify'</text:p>
            </text:list-item>
            <text:list-item>
              <text:p text:style-name="P90">draw profiles as square buttons, and 'new profile' as the final right-most button</text:p>
            </text:list-item>
          </text:list>
        </text:list-item>
        <text:list-item>
          <text:p text:style-name="P152"><text:span text:style-name="T52">I</text:span>ntro <text:span text:style-name="T52">W</text:span>izard<text:span text:style-name="T21"> </text:span><text:span text:style-name="T32">runs you through everything you need for a complete profile: an actual step by step walk through, a guided questionaire</text:span></text:p>
        </text:list-item>
        <text:list-item>
          <text:p text:style-name="P197">filtering should work when unidentified</text:p>
        </text:list-item>
        <text:list-item>
          <text:p text:style-name="P152">escape key to toggle avatarmenu</text:p>
        </text:list-item>
        <text:list-item>
          <text:p text:style-name="P101">indicators while loading, can appear paused on slow connections or when much data is sent</text:p>
        </text:list-item>
        <text:list-item>
          <text:p text:style-name="P102">optional periodic updates for un-connected clients</text:p>
        </text:list-item>
        <text:list-item>
          <text:p text:style-name="P92"><text:span text:style-name="T31">Web workers: </text:span><text:a xlink:type="simple" xlink:href="https://github.com/calvinmetcalf/catiline"><text:span text:style-name="T14">https://github.com/calvinmetcalf/catiline</text:span></text:a></text:p>
        </text:list-item>
        <text:list-item>
          <text:p text:style-name="P198">indexeddb to avoid serializing attention[] to localStorage</text:p>
        </text:list-item>
        <text:list-item>
          <text:p text:style-name="P69">remove unused CSS</text:p>
        </text:list-item>
        <text:list-item>
          <text:p text:style-name="P69">content area scroll issue (on macOSX) in Team View</text:p>
        </text:list-item>
        <text:list-item>
          <text:p text:style-name="P69">&lt;time&gt; update immediate, it seems to take 60 sec for first refresh</text:p>
          <text:list>
            <text:list-item>
              <text:p text:style-name="P69"><text:s text:c="4"/>$('body').timeago('refresh');</text:p>
            </text:list-item>
          </text:list>
        </text:list-item>
      </text:list>
      <text:h text:style-name="P306" text:outline-level="10">Ontology</text:h>
      <text:p text:style-name="P205">Collection of <text:span text:style-name="T15">tags</text:span> and <text:span text:style-name="T15">properties </text:span>providing a common semantic vocabulary for describing reality and imagination. <text:s/>Each tag consists of a set of properties with type:</text:p>
      <text:list xml:id="list4001781066312363546" text:style-name="L32">
        <text:list-item>
          <text:p text:style-name="P178">real</text:p>
        </text:list-item>
        <text:list-item>
          <text:p text:style-name="P178">integer</text:p>
        </text:list-item>
        <text:list-item>
          <text:p text:style-name="P178">boolean</text:p>
        </text:list-item>
        <text:list-item>
          <text:p text:style-name="P178">geopoint</text:p>
        </text:list-item>
        <text:list-item>
          <text:p text:style-name="P178">timepoint</text:p>
        </text:list-item>
        <text:list-item>
          <text:p text:style-name="P178">timerange</text:p>
        </text:list-item>
        <text:list-item>
          <text:p text:style-name="P178">text</text:p>
        </text:list-item>
        <text:list-item>
          <text:p text:style-name="P149">sketch</text:p>
        </text:list-item>
        <text:list-item>
          <text:p text:style-name="P178">BigText</text:p>
        </text:list-item>
        <text:list-item>
          <text:p text:style-name="P178">Object&lt;tag&gt;</text:p>
        </text:list-item>
        <text:list-item>
          <text:p text:style-name="P178">...</text:p>
        </text:list-item>
      </text:list>
      <text:p text:style-name="P208">TODO</text:p>
      <text:list xml:id="list2472845318766511109" text:style-name="L33">
        <text:list-item>
          <text:p text:style-name="P179">Extra Data types</text:p>
          <text:list>
            <text:list-item>
              <text:p text:style-name="P179">[see Semantic view]</text:p>
            </text:list-item>
            <text:list-item>
              <text:p text:style-name="P179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79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79">alert messages for when tags are added, ex. rss instructions</text:p>
        </text:list-item>
        <text:list-item>
          <text:p text:style-name="P179">object values</text:p>
          <text:list>
            <text:list-item>
              <text:p text:style-name="P179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79">tag and property creation and editing</text:p>
        </text:list-item>
        <text:list-item>
          <text:p text:style-name="P179">property inheritance</text:p>
        </text:list-item>
        <text:list-item>
          <text:p text:style-name="P179">max property arity (default=unlimited &amp; not required)</text:p>
        </text:list-item>
        <text:list-item>
          <text:p text:style-name="P179">subtag matches in relevancy heuristic</text:p>
        </text:list-item>
        <text:list-item>
          <text:p text:style-name="P179">icons for tags and properties</text:p>
          <text:list>
            <text:list-item>
              <text:p text:style-name="P186">in tag menus</text:p>
            </text:list-item>
            <text:list-item>
              <text:p text:style-name="P186">default icon?</text:p>
            </text:list-item>
            <text:list-item>
              <text:p text:style-name="P186">icon grow on hover?</text:p>
            </text:list-item>
          </text:list>
        </text:list-item>
        <text:list-item>
          <text:p text:style-name="P179">tag actions (ex: popup notice)</text:p>
        </text:list-item>
        <text:list-item>
          <text:p text:style-name="P179">hidden tags and properties (ex: for system use, not humans)</text:p>
        </text:list-item>
        <text:list-item>
          <text:p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5">Focus Edito</text:span><text:span text:style-name="T17">r </text:span><text:span text:style-name="T19">Widget</text:span></text:p>
      <text:list xml:id="list2437736780210051141" text:style-name="LS2">
        <text:list-header>
          <text:p text:style-name="P47"><text:span text:style-name="T35">Each </text:span><text:span text:style-name="T19">focus </text:span><text:span text:style-name="T35">is a method of describing what one is thinking about </text:span><text:span text:style-name="T36">or interested in</text:span><text:span text:style-name="T35">. <text:s/>It functions as a semantic analog-to-digital converter for expressing one’s mental state in a machine-readable data structure. <text:s/>It consists of a proportional-strength </text:span><text:span text:style-name="T19">tag vector</text:span><text:span text:style-name="T35"> and other metadata that can be used to filter objects according to relevancy. <text:s/>What one enters into a focus may be used to </text:span>compare relevancy with known data objects <text:span text:style-name="T61">to filter data</text:span>, or to create a new (prototype) data object which may be stored for future use and/or shared with others. <text:s/><text:span text:style-name="T61">The server can then aggregate all users focii, as they change, and analyze their attention dynamics.</text:span></text:p>
          <text:p text:style-name="P87"/>
        </text:list-header>
        <text:list-item>
          <text:p text:style-name="P224">Keyword filter field</text:p>
          <text:list>
            <text:list-item>
              <text:p text:style-name="P224">with voice input (on Chrome browsers)</text:p>
            </text:list-item>
          </text:list>
        </text:list-item>
        <text:list-item>
          <text:p>Optional Geolocation field (clickable map)</text:p>
        </text:list-item>
        <text:list-item>
          <text:p>Optional TimeRange field</text:p>
        </text:list-item>
        <text:list-item>
          <text:p>Proportional tagging (ex: 75% A, 50% B, 25% C)</text:p>
        </text:list-item>
        <text:list-item>
          <text:p>Rearrange Tag Order</text:p>
        </text:list-item>
        <text:list-item>
          <text:p text:style-name="P184"/>
        </text:list-item>
        <text:list-item>
          <text:p text:style-name="P57">TODO</text:p>
        </text:list-item>
        <text:list-item>
          <text:p text:style-name="P213">Allow properties/values</text:p>
        </text:list-item>
        <text:list-item>
          <text:p text:style-name="P218">Creates new object <text:span text:style-name="T61">from focus</text:span></text:p>
          <text:list>
            <text:list-item>
              <text:p text:style-name="P218">Export to JSON</text:p>
            </text:list-item>
          </text:list>
        </text:list-item>
        <text:list-item>
          <text:p text:style-name="P214">Focus bug when strength field specified, maybe in util.js relevancy function</text:p>
        </text:list-item>
        <text:list-item>
          <text:p text:style-name="P214"><text:span text:style-name="T61">Complete the </text:span>time focus to choose time relevancy</text:p>
        </text:list-item>
        <text:list-item>
          <text:p text:style-name="P214">adjust url to contain keyword or time focus</text:p>
        </text:list-item>
        <text:list-item>
          <text:p text:style-name="P220">Focus presets</text:p>
          <text:list>
            <text:list-item>
              <text:list>
                <text:list-item>
                  <text:p text:style-name="P91">Needs</text:p>
                </text:list-item>
                <text:list-item>
                  <text:p text:style-name="P91">Infrastructure</text:p>
                </text:list-item>
                <text:list-item>
                  <text:p text:style-name="P103">Emotions</text:p>
                </text:list-item>
              </text:list>
            </text:list-item>
          </text:list>
        </text:list-item>
      </text:list>
      <text:p text:style-name="P50"/>
      <text:p text:style-name="P318">Tag Selector <text:span text:style-name="T60">Widget</text:span></text:p>
      <text:p text:style-name="Heading_20_2">Wiki Tagger</text:p>
      <text:p text:style-name="P61">A widget for quickly selecting one or more Wikipedia tags for use in defining objects.</text:p>
      <text:p text:style-name="P62"/>
      <text:list xml:id="list7042721506839331123" text:style-name="LS6">
        <text:list-item>
          <text:p text:style-name="P48"><text:span text:style-name="T8">widget for harvesting tags from any wikipedia/mediawiki page</text:span></text:p>
          <text:p text:style-name="P58"><text:span text:style-name="T8"/></text:p>
        </text:list-item>
      </text:list>
      <text:p text:style-name="P59"><text:span text:style-name="T9">TODO</text:span></text:p>
      <text:list xml:id="list782184233241016743" text:style-name="L36">
        <text:list-item>
          <text:p text:style-name="P288"><text:span text:style-name="T5">bug when selecting wikitags after an initial wikitagger had previously been displayed</text:span></text:p>
        </text:list-item>
        <text:list-item>
          <text:p text:style-name="P291">wikirequest HTTP bug</text:p>
          <text:list>
            <text:list-item>
              <text:p text:style-name="P289">try an alternative HTTP fetch method and i think it might be encoding</text:p>
            </text:list-item>
          </text:list>
        </text:list-item>
        <text:list-item>
          <text:p text:style-name="P289">back button</text:p>
        </text:list-item>
        <text:list-item>
          <text:p text:style-name="P287">handle anchors on the same page</text:p>
        </text:list-item>
        <text:list-item>
          <text:p text:style-name="P290">Smush upper/lowercase wikipages</text:p>
        </text:list-item>
      </text:list>
      <text:p text:style-name="P55"/>
      <text:p text:style-name="P323">Favorites Tagger</text:p>
      <text:p text:style-name="P60">TODO</text:p>
      <text:list xml:id="list2704132160201897422" text:style-name="L6">
        <text:list-item>
          <text:p text:style-name="P292">‘favorites’ tag widget (star)</text:p>
        </text:list-item>
      </text:list>
      <text:p text:style-name="P50"/>
      <text:p text:style-name="P314">Object Summary <text:span text:style-name="T50">Widget</text:span></text:p>
      <text:p text:style-name="P203">An ObjectView is a widget that displays essential information about an object.</text:p>
      <text:list xml:id="list1998344195246644732" text:style-name="LS37">
        <text:list-item>
          <text:p text:style-name="P164">Name</text:p>
        </text:list-item>
        <text:list-item>
          <text:p text:style-name="P164">Tags</text:p>
        </text:list-item>
        <text:list-item>
          <text:p text:style-name="P164">Description</text:p>
        </text:list-item>
        <text:list-item>
          <text:p text:style-name="P164">Geolocation</text:p>
        </text:list-item>
        <text:list-item>
          <text:p text:style-name="P164">Age</text:p>
        </text:list-item>
        <text:list-item>
          <text:p text:style-name="P164">...</text:p>
        </text:list-item>
      </text:list>
      <text:p text:style-name="P173">It also includes actions which may be displayed as buttons, or in a pulldown menu:</text:p>
      <text:list xml:id="list2386426579033468272" text:style-name="LS38">
        <text:list-item>
          <text:p text:style-name="P165">Reply</text:p>
        </text:list-item>
        <text:list-item>
          <text:p text:style-name="P165">Delete</text:p>
        </text:list-item>
        <text:list-item>
          <text:p text:style-name="P104">..</text:p>
        </text:list-item>
      </text:list>
      <text:p text:style-name="P327">TODO</text:p>
      <text:list xml:id="list3709399895999330515" text:style-name="L7">
        <text:list-item>
          <text:p text:style-name="P72">unnamed objectviews can not be popped up since title is effecdtively invisible</text:p>
        </text:list-item>
        <text:list-item>
          <text:p text:style-name="P199">make popup buttons more clear, <text:span text:style-name="T51">since one needs </text:span>to hover over the bottom left area</text:p>
        </text:list-item>
        <text:list-item>
          <text:p text:style-name="P199">click an object’s lat/lon field to go to map</text:p>
        </text:list-item>
        <text:list-item>
          <text:p text:style-name="P199">popup info on clicked tags and properties</text:p>
        </text:list-item>
        <text:list-item>
          <text:p text:style-name="P156"><text:span text:style-name="T56">Altitude / planet / </text:span>outer space aware</text:p>
          <text:list>
            <text:list-item>
              <text:p text:style-name="P156">time delta + space distance direction altitude</text:p>
            </text:list-item>
            <text:list-item>
              <text:p text:style-name="P105">example: <text:span text:style-name="T15">1 day ago | 3.2 km NW up 16.1m </text:span><text:span text:style-name="T18">on Mars</text:span></text:p>
            </text:list-item>
          </text:list>
        </text:list-item>
      </text:list>
      <text:list xml:id="list170" text:style-name="LS2">
        <text:list-header>
          <text:p text:style-name="P221"/>
        </text:list-header>
      </text:list>
      <text:p text:style-name="Heading_20_1">Object Editor <text:span text:style-name="T60">Widget</text:span></text:p>
      <text:list xml:id="list3633179936774797387" text:style-name="L25">
        <text:list-item>
          <text:p text:style-name="P189">View-only Mode</text:p>
        </text:list-item>
        <text:list-item>
          <text:p text:style-name="P189">Add Tags</text:p>
        </text:list-item>
        <text:list-item>
          <text:p text:style-name="P189">Add [suggested] Properties</text:p>
        </text:list-item>
        <text:list-item>
          <text:p text:style-name="P189">File Upload</text:p>
        </text:list-item>
        <text:list-item>
          <text:p text:style-name="P189">Export</text:p>
        </text:list-item>
        <text:list-item>
          <text:p text:style-name="P189">Save</text:p>
        </text:list-item>
      </text:list>
      <text:p text:style-name="P80">TODO</text:p>
      <text:list xml:id="list145831742308338" text:continue-list="list5623026012169944263" text:style-name="L5">
        <text:list-item>
          <text:p text:style-name="P73">arity, <text:span text:style-name="T56">default value, </text:span>etc.. (test with rss feed tag)</text:p>
        </text:list-item>
        <text:list-item>
          <text:p text:style-name="P155">“interview” mode for answering required fields as they become necessary. activated by a flashing button?</text:p>
        </text:list-item>
        <text:list-item>
          <text:p text:style-name="P155">ctrl-enter to send/create</text:p>
        </text:list-item>
        <text:list-item>
          <text:p text:style-name="P155">property widgets for types:</text:p>
          <text:list>
            <text:list-item>
              <text:list>
                <text:list-item>
                  <text:p text:style-name="P155">timepoint (1 calendar with time input)</text:p>
                </text:list-item>
                <text:list-item>
                  <text:p text:style-name="P155">timesegment (2 calendars with time input)</text:p>
                </text:list-item>
                <text:list-item>
                  <text:p text:style-name="P155">real:unit</text:p>
                  <text:list>
                    <text:list-item>
                      <text:p text:style-name="P155">seconds</text:p>
                    </text:list-item>
                    <text:list-item>
                      <text:p text:style-name="P155">meters</text:p>
                    </text:list-item>
                    <text:list-item>
                      <text:p text:style-name="P155">kilograms</text:p>
                    </text:list-item>
                    <text:list-item>
                      <text:p text:style-name="P155">celsius</text:p>
                    </text:list-item>
                    <text:list-item>
                      <text:p text:style-name="P155">joules, watts</text:p>
                    </text:list-item>
                    <text:list-item>
                      <text:p text:style-name="P155">[all SI units]</text:p>
                    </text:list-item>
                    <text:list-item>
                      <text:p text:style-name="P155">...</text:p>
                    </text:list-item>
                  </text:list>
                </text:list-item>
                <text:list-item>
                  <text:p text:style-name="P155">texthash</text:p>
                </text:list-item>
                <text:list-item>
                  <text:p text:style-name="P155">object:tag with dynamic combobox selector of all tags, by package or hierarchy</text:p>
                </text:list-item>
                <text:list-item>
                  <text:p text:style-name="P155">object:[tag] with dynamic combobox selector of all instances of a specific tag</text:p>
                </text:list-item>
                <text:list-item>
                  <text:p text:style-name="P155">livetext (a realtime collaborative text editor via ShareJS)</text:p>
                </text:list-item>
                <text:list-item>
                  <text:p text:style-name="P148">[other datatypes...]</text:p>
                </text:list-item>
              </text:list>
            </text:list-item>
          </text:list>
        </text:list-item>
        <text:list-item>
          <text:p text:style-name="P68">tag search by keyword</text:p>
        </text:list-item>
        <text:list-item>
          <text:p text:style-name="P69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69">add ‘deleted.’ notification to an object edtior (ex: in a popup window) that has been deleted. otherwise it’s confusing to see it on the screen unchanged</text:p>
        </text:list-item>
        <text:list-item>
          <text:p text:style-name="P154">multivariate unit/<text:span text:style-name="T54">physical unit/</text:span>currency/measurement support for real (scalar) quantities</text:p>
        </text:list-item>
        <text:list-item>
          <text:p text:style-name="P74">Upload Form</text:p>
          <text:list>
            <text:list-item>
              <text:p text:style-name="P69">make sure that file upload form works if multiple object edits are instantiated</text:p>
            </text:list-item>
            <text:list-item>
              <text:p text:style-name="P69">file upload form should disable the ‘Upload’ button after an upload, since clicking on it will take them to a different page</text:p>
            </text:list-item>
            <text:list-item>
              <text:p text:style-name="P69">fix duplicate upload bug - attached UUID to end of filename?</text:p>
            </text:list-item>
          </text:list>
        </text:list-item>
        <text:list-item>
          <text:p text:style-name="P153"><text:span text:style-name="T50">More options for sketch </text:span>input <text:span text:style-name="T50">(colors, brushes, etc..)</text:span></text:p>
        </text:list-item>
      </text:list>
      <text:p text:style-name="P12"/>
      <text:h text:style-name="Heading_20_1" text:outline-level="10">Internationalization</text:h>
      <text:h text:style-name="P96" text:outline-level="10">TODO</text:h>
      <text:list xml:id="list1934707543562930435" text:style-name="LS1">
        <text:list-item>
          <text:p text:style-name="P157"><text:span text:style-name="T37">Language selector and </text:span>translation plugin</text:p>
          <text:list>
            <text:list-item>
              <text:h text:style-name="P106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138" text:outline-level="10"/>
      <text:h text:style-name="P307" text:outline-level="10">View<text:span text:style-name="T60">s</text:span></text:h>
      <text:h text:style-name="P286" text:outline-level="10">Each view is a different method of depicting a set of objects.</text:h>
      <text:p text:style-name="P317"><text:span text:style-name="T15">Browse </text:span><text:span text:style-name="T16">Vi</text:span><text:span text:style-name="T15">ew</text:span></text:p>
      <text:p text:style-name="P97">TODO</text:p>
      <text:list xml:id="list6856667118053606625" text:style-name="L8">
        <text:list-item>
          <text:p text:style-name="P125"><text:span text:style-name="T56">R</text:span>ename to 'browse' instead of 'list'</text:p>
        </text:list-item>
        <text:list-item>
          <text:p text:style-name="P121">Tag filter box in Browse view (each unique tag: +/-)</text:p>
        </text:list-item>
        <text:list-item>
          <text:p text:style-name="P159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59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59">pdf.js</text:p>
            </text:list-item>
            <text:list-item>
              <text:p text:style-name="P159">accordion menu (left) with tree (taxonomy) variable (ex: a JSON object)</text:p>
            </text:list-item>
            <text:list-item>
              <text:p text:style-name="P121">viewer framework (right) - find best js presentation from github &amp; rip it</text:p>
            </text:list-item>
          </text:list>
        </text:list-item>
        <text:list-item>
          <text:p text:style-name="P159">‘<text:span text:style-name="T50">S</text:span>can’ button add end of list/grid that queries server for more data</text:p>
          <text:list>
            <text:list-item>
              <text:p text:style-name="P121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82"><text:span text:style-name="T50">List </text:span>sort options</text:p>
        </text:list-item>
        <text:list-item>
          <text:p text:style-name="P159">pin pinned objects to the top</text:p>
        </text:list-item>
        <text:list-item>
          <text:p text:style-name="P159">exclude / include by tag</text:p>
        </text:list-item>
        <text:list-item>
          <text:p text:style-name="P159">replies, threaded replies</text:p>
        </text:list-item>
        <text:list-item>
          <text:p text:style-name="P159">clone it or save as a self-contained report object which can be shared</text:p>
        </text:list-item>
        <text:list-item>
          <text:p text:style-name="P111">correct pagination</text:p>
        </text:list-item>
        <text:list-item>
          <text:p text:style-name="P121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59">inline editing of properties by clicking on them when one has edit permission, clicked label -&gt; text input -&gt; label</text:p>
        </text:list-item>
        <text:list-item>
          <text:p text:style-name="P111">Parameters to customize rendering</text:p>
          <text:list>
            <text:list-item>
              <text:p text:style-name="P147">CSS (done)</text:p>
            </text:list-item>
          </text:list>
        </text:list-item>
        <text:list-item>
          <text:p text:style-name="P159">“User” Action Buttons</text:p>
          <text:list>
            <text:list-item>
              <text:p text:style-name="P159">Text Chat (button)</text:p>
            </text:list-item>
            <text:list-item>
              <text:p text:style-name="P159">Video Chat (button)</text:p>
            </text:list-item>
            <text:list-item>
              <text:p text:style-name="P159">Pay (button)</text:p>
              <text:list>
                <text:list-item>
                  <text:p text:style-name="P159">Bitcoin</text:p>
                </text:list-item>
                <text:list-item>
                  <text:p text:style-name="P159">Paypal</text:p>
                </text:list-item>
              </text:list>
            </text:list-item>
          </text:list>
        </text:list-item>
        <text:list-item>
          <text:p text:style-name="P121">Optimize rendering with templates</text:p>
        </text:list-item>
      </text:list>
      <text:p text:style-name="P122"/>
      <text:p text:style-name="P317">Goal View</text:p>
      <text:p text:style-name="P97">TODO</text:p>
      <text:list xml:id="list145831269988875" text:continue-list="list1934707543562930435" text:style-name="LS1">
        <text:list-item>
          <text:p text:style-name="P126">toggle between 'mine' and 'all'</text:p>
        </text:list-item>
        <text:list-item>
          <text:p text:style-name="P127"><text:span text:style-name="T38">fix modified goals </text:span><text:span text:style-name="T39">if</text:span><text:span text:style-name="T38"> they lose their 'when' time (use an nobject timepoint property for this instead)</text:span></text:p>
        </text:list-item>
        <text:list-item>
          <text:p text:style-name="P127"><text:span text:style-name="T41">recurrent goals: </text:span><text:span text:style-name="T12">exercise-like behavior reminder</text:span></text:p>
        </text:list-item>
        <text:list-item>
          <text:p text:style-name="P158">alternate time views:</text:p>
          <text:list>
            <text:list-item>
              <text:p text:style-name="P181">timeline</text:p>
            </text:list-item>
            <text:list-item>
              <text:p text:style-name="P124">half-hourly</text:p>
            </text:list-item>
            <text:list-item>
              <text:p text:style-name="P108">hourly (without reference to date, but adjust for daylight savings and timezone. mostly rely on unixtime)</text:p>
            </text:list-item>
            <text:list-item>
              <text:p text:style-name="P158">weekly</text:p>
            </text:list-item>
            <text:list-item>
              <text:p text:style-name="P158">monthly</text:p>
            </text:list-item>
            <text:list-item>
              <text:p text:style-name="P158">add ability to set alternate destination location for any given ‘want to’ item. but default to current location</text:p>
            </text:list-item>
            <text:list-item>
              <text:p text:style-name="P158">allow an activity to be marked as ‘completed’ or ‘delayed’</text:p>
            </text:list-item>
            <text:list-item>
              <text:p text:style-name="P158">if an activity is repetitive, see the repetition metadata collected below and organize into a single panel where it can all be controlled</text:p>
            </text:list-item>
            <text:list-item>
              <text:p text:style-name="P158">classes are similar to ‘want to’ items but their main purpose is to</text:p>
              <text:list>
                <text:list-item>
                  <text:p text:style-name="P158">generate ‘want to’ in the future, at some learning pace</text:p>
                </text:list-item>
                <text:list-item>
                  <text:p text:style-name="P158">track the completion of the course</text:p>
                </text:list-item>
                <text:list-item>
                  <text:p text:style-name="P128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76">Goal “Programs” that activate wizards, ex:</text:p>
          <text:list>
            <text:list-item>
              <text:p text:style-name="P200">time templates: create future schedules parametrically from templates with parameters</text:p>
            </text:list-item>
            <text:list-item>
              <text:p text:style-name="P76">self-inventory wizard: “what do I have access to?”</text:p>
            </text:list-item>
            <text:list-item>
              <text:p text:style-name="P76">emotional inventory (ex: every 6 hours)</text:p>
            </text:list-item>
          </text:list>
        </text:list-item>
        <text:list-item>
          <text:p text:style-name="P200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58">displays current goals</text:p>
          <text:list>
            <text:list-item>
              <text:p text:style-name="P158">set as complete</text:p>
            </text:list-item>
            <text:list-item>
              <text:p text:style-name="P158">set as ignored</text:p>
            </text:list-item>
            <text:list-item>
              <text:p text:style-name="P158">pause (inactivate it)</text:p>
            </text:list-item>
            <text:list-item>
              <text:p text:style-name="P158">delete</text:p>
            </text:list-item>
          </text:list>
        </text:list-item>
        <text:list-item>
          <text:p text:style-name="P158">displays future goals in histogram binned to arbitrary future range</text:p>
        </text:list-item>
        <text:list-item>
          <text:p text:style-name="P158">button to add new goal or select from a list (see the survival items at top)</text:p>
        </text:list-item>
        <text:list-item>
          <text:p text:style-name="P158">expires (single shot) | recycles (repeating)</text:p>
          <text:list>
            <text:list-item>
              <text:p text:style-name="P158">mean period duration</text:p>
            </text:list-item>
            <text:list-item>
              <text:p text:style-name="P158">stay activated until dismiss?</text:p>
              <text:list>
                <text:list-item>
                  <text:p text:style-name="P158">useful for important tasks</text:p>
                </text:list-item>
              </text:list>
            </text:list-item>
            <text:list-item>
              <text:p text:style-name="P158">activation window</text:p>
              <text:list>
                <text:list-item>
                  <text:p text:style-name="P158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58">phase</text:p>
        </text:list-item>
        <text:list-item>
          <text:p text:style-name="P158">synchronous | asynchronous</text:p>
          <text:list>
            <text:list-item>
              <text:p text:style-name="P158">synchronous goals repeat at precise intervals</text:p>
            </text:list-item>
            <text:list-item>
              <text:p text:style-name="P158">asynchronous goals repeat sometime after they are completed</text:p>
            </text:list-item>
          </text:list>
        </text:list-item>
        <text:list-item>
          <text:p text:style-name="P158">repeatsRemaining</text:p>
          <text:list>
            <text:list-item>
              <text:p text:style-name="P158">-1=forever (default)</text:p>
            </text:list-item>
          </text:list>
        </text:list-item>
        <text:list-item>
          <text:p text:style-name="P158">suggested strength</text:p>
        </text:list-item>
        <text:list-item>
          <text:p text:style-name="P158">active?</text:p>
        </text:list-item>
        <text:list-item>
          <text:p text:style-name="P158">onActivate()</text:p>
        </text:list-item>
        <text:list-item>
          <text:p text:style-name="P158">onDeactivate()</text:p>
        </text:list-item>
        <text:list-item>
          <text:p text:style-name="P108">lastCompletedAt</text:p>
        </text:list-item>
      </text:list>
      <text:p text:style-name="P317">Team View</text:p>
      <text:p text:style-name="P97">TODO</text:p>
      <text:list xml:id="list145830246343657" text:continue-list="list170" text:style-name="LS2">
        <text:list-item>
          <text:p text:style-name="P211">openstreetmaps (external) link for lat/lon in HTML view of profile export</text:p>
        </text:list-item>
        <text:list-item>
          <text:p text:style-name="P217">estimate of the completeness of your profile</text:p>
          <text:list>
            <text:list-item>
              <text:p text:style-name="P226"><text:span text:style-name="T23">ex:</text:span> your profile is X % more or less complete than the average user</text:p>
            </text:list-item>
          </text:list>
        </text:list-item>
        <text:list-item>
          <text:p text:style-name="P229">to be able to borrow parts of other people's profiles to include <text:s/>(an "add to me" button next to each tag)</text:p>
        </text:list-item>
        <text:list-item>
          <text:p text:style-name="P230"><text:span text:style-name="T33">list </text:span><text:span text:style-name="T34">user’s objects </text:span><text:span text:style-name="T33">in </text:span><text:span text:style-name="T34">self view</text:span></text:p>
        </text:list-item>
        <text:list-item>
          <text:p text:style-name="P227">Filter by ‘User’ type (not Human)</text:p>
        </text:list-item>
        <text:list-item>
          <text:p text:style-name="P227">Summarize activity stats (ex: # messages / second @ 5m, 1hr, … intervals</text:p>
        </text:list-item>
        <text:list-item>
          <text:p text:style-name="P228"><text:span text:style-name="T34">Sort by distance | last activity</text:span></text:p>
        </text:list-item>
      </text:list>
      <text:p text:style-name="P317">Trends <text:span text:style-name="T56">View</text:span></text:p>
      <text:p text:style-name="P93"><text:span text:style-name="T56">TODO</text:span></text:p>
      <text:list xml:id="list145830754170670" text:continue-list="list145831269988875" text:style-name="LS1">
        <text:list-item>
          <text:p text:style-name="P252">avg # of properties per object</text:p>
        </text:list-item>
        <text:list-item>
          <text:p text:style-name="P252">avg # of tags per object</text:p>
        </text:list-item>
        <text:list-item>
          <text:p text:style-name="P252">avg # of supertags &amp; subtags</text:p>
        </text:list-item>
        <text:list-item>
          <text:p text:style-name="P252"># of instances of each property</text:p>
        </text:list-item>
        <text:list-item>
          <text:p text:style-name="P252"># of instances of each tag</text:p>
        </text:list-item>
        <text:list-item>
          <text:p text:style-name="P252">Download as JSON</text:p>
        </text:list-item>
        <text:list-item>
          <text:p text:style-name="P252">Relationships between combinations of Interests</text:p>
        </text:list-item>
        <text:list-item>
          <text:p text:style-name="P252">Focus History</text:p>
          <text:list>
            <text:list-item>
              <text:p text:style-name="P252">discrete totals (ex: each 1s, 5s) , computed locally &amp; on server</text:p>
              <text:list>
                <text:list-item>
                  <text:p text:style-name="P252">Time-sampled Individual History (client-collected)</text:p>
                </text:list-item>
                <text:list-item>
                  <text:p text:style-name="P252">Time-sampled Team History (server-collected)</text:p>
                </text:list-item>
              </text:list>
            </text:list-item>
            <text:list-item>
              <text:p text:style-name="P252">Interest Timeline, Line Chart</text:p>
            </text:list-item>
            <text:list-item>
              <text:p text:style-name="P252">FB-style Timeline</text:p>
            </text:list-item>
            <text:list-item>
              <text:p text:style-name="P252">Cortexitized Narrative</text:p>
            </text:list-item>
            <text:list-item>
              <text:p text:style-name="P252">Load, Save, Share</text:p>
            </text:list-item>
            <text:list-item>
              <text:p text:style-name="P252">Import</text:p>
              <text:list>
                <text:list-item>
                  <text:p text:style-name="P276">Facebook likes, G+ “+1”’s, ...</text:p>
                </text:list-item>
              </text:list>
            </text:list-item>
          </text:list>
        </text:list-item>
        <text:list-item>
          <text:p text:style-name="P137">add 'forget' (remove from client) and 'delete' (remove from both client and server) buttons</text:p>
        </text:list-item>
        <text:list-item>
          <text:p text:style-name="P108"><text:span text:style-name="T58">add 'export' to copy/paste or download a JSON of current memory</text:span></text:p>
        </text:list-item>
      </text:list>
      <text:p text:style-name="Heading_20_1"><text:span text:style-name="T48">Network V</text:span>iew</text:p>
      <text:p text:style-name="P95">TODO</text:p>
      <text:list xml:id="list145830526966490" text:continue-numbering="true" text:style-name="LS1">
        <text:list-item>
          <text:p text:style-name="P157">submenu</text:p>
          <text:list>
            <text:list-item>
              <text:p text:style-name="P157">layout buttons activated on-demand</text:p>
            </text:list-item>
          </text:list>
        </text:list-item>
        <text:list-item>
          <text:p text:style-name="P157">increase mousewheel zoom speed</text:p>
        </text:list-item>
        <text:list-item>
          <text:p text:style-name="P157">icon on nodes</text:p>
        </text:list-item>
        <text:list-item>
          <text:p text:style-name="P157">circle shape for types</text:p>
        </text:list-item>
        <text:list-item>
          <text:p text:style-name="P157">edge arrows</text:p>
        </text:list-item>
        <text:list-item>
          <text:p text:style-name="P157">edge labels</text:p>
        </text:list-item>
        <text:list-item>
          <text:p text:style-name="P157">‘lock updates’ button</text:p>
        </text:list-item>
        <text:list-item>
          <text:p text:style-name="P157">‘lock all in place’ button</text:p>
        </text:list-item>
        <text:list-item>
          <text:p text:style-name="P157">‘layout’ button</text:p>
        </text:list-item>
        <text:list-item>
          <text:p text:style-name="P157">edge toggles</text:p>
        </text:list-item>
        <text:list-item>
          <text:p text:style-name="P157">timeline view</text:p>
        </text:list-item>
        <text:list-item>
          <text:p text:style-name="P157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139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51">create new object properties between visible items</text:p>
          <text:list>
            <text:list-item>
              <text:p text:style-name="P251">drag and draw a line</text:p>
            </text:list-item>
            <text:list-item>
              <text:p text:style-name="P251">select them in sequence (1st and 2nd)</text:p>
            </text:list-item>
          </text:list>
        </text:list-item>
        <text:list-item>
          <text:p text:style-name="P251">handle graph streaming</text:p>
        </text:list-item>
        <text:list-item>
          <text:h text:style-name="P273" text:outline-level="10">save and restore current graph view</text:h>
        </text:list-item>
      </text:list>
      <text:h text:style-name="P140" text:outline-level="10"/>
      <text:h text:style-name="P316" text:outline-level="10"><text:span text:style-name="T39">M</text:span><text:span text:style-name="T38">ap View</text:span></text:h>
      <text:list xml:id="list244857432198117140" text:style-name="LS40">
        <text:list-item>
          <text:p text:style-name="P277"><text:span text:style-name="T1">OpenLayers 2 (2D)</text:span></text:p>
          <text:list>
            <text:list-item>
              <text:p text:style-name="P235">OpenStreetMaps</text:p>
            </text:list-item>
            <text:list-item>
              <text:p text:style-name="P235">Bing Aerial Layers</text:p>
            </text:list-item>
          </text:list>
        </text:list-item>
        <text:list-item>
          <text:p text:style-name="P235">Cesium (3D)</text:p>
        </text:list-item>
        <text:list-item>
          <text:p text:style-name="P235">Displays objects, applying icons where appropriate. <text:s/>Includes clickable vector layer of arbitrary radius</text:p>
        </text:list-item>
      </text:list>
      <text:list xml:id="list4112734397533099564" text:style-name="LS41">
        <text:list-item>
          <text:p text:style-name="P236">Right click to add new content</text:p>
        </text:list-item>
        <text:list-item>
          <text:p text:style-name="P269"><text:span text:style-name="T38">Mini and Large (full-window) Modes</text:span></text:p>
        </text:list-item>
      </text:list>
      <text:h text:style-name="P99" text:outline-level="10">TODO</text:h>
      <text:list xml:id="list7107714712264712272" text:style-name="L26">
        <text:list-item>
          <text:p text:style-name="P174">Extra OpenLayers layers: Google, Bing, etc..</text:p>
        </text:list-item>
        <text:list-item>
          <text:p text:style-name="P174">Self Marker</text:p>
          <text:list>
            <text:list-item>
              <text:p text:style-name="P174">Draggable (sets Self geolocation)</text:p>
            </text:list-item>
            <text:list-item>
              <text:p text:style-name="P174">with Avatar Icon</text:p>
            </text:list-item>
          </text:list>
        </text:list-item>
        <text:list-item>
          <text:p text:style-name="P174">animated map markers to indicate indefinite sphere of influence (min/max radii)</text:p>
          <text:list>
            <text:list-item>
              <text:p text:style-name="P174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74">clustering: </text:p>
          <text:list>
            <text:list-item>
              <text:p text:style-name="P174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74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74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74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74">Scan</text:p>
          <text:list>
            <text:list-item>
              <text:p text:style-name="P174">get local results from server</text:p>
            </text:list-item>
          </text:list>
        </text:list-item>
        <text:list-item>
          <text:p text:style-name="P174">set current location</text:p>
        </text:list-item>
        <text:list-item>
          <text:p text:style-name="P174">optimized distance nearness function that can return false early in the computation (ex: already too far if dx &gt; maxDist^2)</text:p>
        </text:list-item>
        <text:list-item>
          <text:p text:style-name="P174">create new object at location</text:p>
        </text:list-item>
        <text:list-item>
          <text:p text:style-name="P174">create new object of specific radius</text:p>
        </text:list-item>
        <text:list-item>
          <text:p text:style-name="P174">create new object of specific polygon</text:p>
        </text:list-item>
        <text:list-item>
          <text:p text:style-name="P174">calculate routes for map line</text:p>
        </text:list-item>
        <text:list-item>
          <text:p text:style-name="P174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74">timeslider to adjust current time to compare ‘recent’ to</text:p>
        </text:list-item>
        <text:list-item>
          <text:p text:style-name="P174">Animation</text:p>
          <text:list>
            <text:list-item>
              <text:p text:style-name="P174">Cyclical Zoom-in / Zoom-out</text:p>
            </text:list-item>
          </text:list>
        </text:list-item>
        <text:list-item>
          <text:p text:style-name="P174">Display all tag icons for a given object</text:p>
          <text:list>
            <text:list-item>
              <text:p text:style-name="P174">periodically changing to next one</text:p>
            </text:list-item>
          </text:list>
        </text:list-item>
        <text:list-item>
          <text:p text:style-name="P174">semantic heatmap</text:p>
          <text:list>
            <text:list-item>
              <text:p text:style-name="P174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74">geolocate: find location by name</text:p>
          <text:list>
            <text:list-item>
              <text:p text:style-name="P174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13"><text:a xlink:type="simple" xlink:href="http://cesium.agi.com/"><text:span text:style-name="T13">Cesium</text:span></text:a> as alternative to OpenLayers</text:p>
        </text:list-item>
        <text:list-item>
          <text:p>Location detection, tracking, and manual repositioning (even without Map view)</text:p>
        </text:list-item>
        <text:list-item>
          <text:p>Multiple planets</text:p>
        </text:list-item>
        <text:list-item>
          <text:p>Embedded map layers (ex: floorplans)</text:p>
        </text:list-item>
      </text:list>
      <text:list xml:id="list145830281830414" text:continue-list="list2437736780210051141" text:style-name="LS2">
        <text:list-item>
          <text:h text:style-name="P222" text:outline-level="10">map layers: custom map layers defined by an image (ex: floorplan diagram), like tidepool</text:h>
        </text:list-item>
        <text:list-item>
          <text:h text:style-name="P212" text:outline-level="10">middle click on map to set focus to that location</text:h>
        </text:list-item>
        <text:list-item>
          <text:h text:style-name="P215" text:outline-level="10"><text:span text:style-name="T51">Verify </text:span>cesium <text:span text:style-name="T51">still works (displaying icons)</text:span></text:h>
        </text:list-item>
        <text:list-item>
          <text:h text:style-name="P216" text:outline-level="10">Open<text:span text:style-name="T53">L</text:span>ayers3?</text:h>
        </text:list-item>
        <text:list-item>
          <text:h text:style-name="P216" text:outline-level="10">Displays all objects containing geographic metadata.</text:h>
        </text:list-item>
        <text:list-item>
          <text:h text:style-name="P216" text:outline-level="10">OpenLayers with OpenStreetMaps layers</text:h>
        </text:list-item>
        <text:list-item>
          <text:h text:style-name="P216" text:outline-level="10">Bitmap icon (visible from any scale) + Vector polygon (scales, and clickable)</text:h>
        </text:list-item>
        <text:list-item>
          <text:h text:style-name="P216" text:outline-level="10">Remembers center position &amp; zoom</text:h>
        </text:list-item>
        <text:list-item>
          <text:h text:style-name="P216" text:outline-level="10">Displays icon for 1st tag of geolocated object</text:h>
        </text:list-item>
      </text:list>
      <text:h text:style-name="P316" text:outline-level="10"><text:span text:style-name="T39">C</text:span><text:span text:style-name="T38">hat View</text:span></text:h>
      <text:list xml:id="list6538832574973702262" text:style-name="LS5">
        <text:list-item>
          <text:p text:style-name="P23">press enter to send message</text:p>
        </text:list-item>
        <text:list-item>
          <text:p text:style-name="P23">roster visible</text:p>
        </text:list-item>
        <text:list-item>
          <text:p text:style-name="P53">message filtering via focus</text:p>
        </text:list-item>
      </text:list>
      <text:p text:style-name="P54"/>
      <text:p text:style-name="P56">TODO</text:p>
      <text:list xml:id="list7997685683938550661" text:style-name="L16">
        <text:list-item>
          <text:p text:style-name="P190">alternate message object renderer than what’s currently used in the list and grid views</text:p>
        </text:list-item>
        <text:list-item>
          <text:p text:style-name="P82">tag channel switch, +create channels (select tags)</text:p>
        </text:list-item>
        <text:list-item>
          <text:p text:style-name="P190">message tags inline with text, ex:</text:p>
          <text:list>
            <text:list-item>
              <text:p text:style-name="P190">i [#NEED] to get that</text:p>
            </text:list-item>
          </text:list>
        </text:list-item>
        <text:list-item>
          <text:h text:style-name="P130" text:outline-level="10"><text:span text:style-name="T38">integration with focus (toggled by a button) to display only messages that are relevant to current Focus</text:span></text:h>
        </text:list-item>
      </text:list>
      <text:list xml:id="list71" text:style-name="LS1">
        <text:list-item>
          <text:p text:style-name="P75">chat view to be aware of profile additions/removals/changes (via backbone event)</text:p>
        </text:list-item>
        <text:list-item>
          <text:p text:style-name="P267">Geosemantic Chat</text:p>
          <text:list>
            <text:list-item>
              <text:p text:style-name="P272">geographic nearness and interest matching heuristic</text:p>
            </text:list-item>
            <text:list-item>
              <text:p text:style-name="P253">roster: show team (members of semantic space)</text:p>
            </text:list-item>
            <text:list-item>
              <text:p text:style-name="P253">incoming message stream, see: wireclub.com</text:p>
            </text:list-item>
            <text:list-item>
              <text:p text:style-name="P109">page-close behavior (log-out from chat)</text:p>
            </text:list-item>
          </text:list>
        </text:list-item>
      </text:list>
      <text:h text:style-name="P316" text:outline-level="10"><text:span text:style-name="T43">P</text:span><text:span text:style-name="T44">lugin </text:span><text:span text:style-name="T45">V</text:span><text:span text:style-name="T44">iew</text:span></text:h>
      <text:h text:style-name="P146" text:outline-level="10"><text:span text:style-name="T44">T</text:span><text:span text:style-name="T42">ODO</text:span></text:h>
      <text:list xml:id="list5653724281020734786" text:style-name="L9">
        <text:list-item>
          <text:h text:style-name="P183" text:outline-level="10"><text:span text:style-name="T46">P</text:span><text:span text:style-name="T40">lugin control / </text:span><text:span text:style-name="T46">options</text:span><text:span text:style-name="T40"> objects</text:span></text:h>
        </text:list-item>
      </text:list>
      <text:h text:style-name="P305" text:outline-level="10">Table View</text:h>
      <text:p text:style-name="P207">TODO</text:p>
      <text:list xml:id="list8404162269408236459" text:style-name="L29">
        <text:list-item>
          <text:p text:style-name="P176">ex: jquery-tabl<text:bookmark text:name="h.6qlgccl764yf"/>e</text:p>
        </text:list-item>
      </text:list>
      <text:h text:style-name="P310" text:outline-level="10"><text:bookmark text:name="h.ahn8fu1jybmm"/>Timeline View</text:h>
      <text:p text:style-name="P207">TODO</text:p>
      <text:list xml:id="list3346321798661177078" text:style-name="L28">
        <text:list-item>
          <text:p text:style-name="P175">event labels, icons, colors</text:p>
        </text:list-item>
        <text:list-item>
          <text:p text:style-name="P175">category filters</text:p>
        </text:list-item>
        <text:list-item>
          <text:p text:style-name="P175">input: focus history</text:p>
        </text:list-item>
        <text:list-item>
          <text:p text:style-name="P175">demo: stock data</text:p>
        </text:list-item>
        <text:list-item>
          <text:p text:style-name="P143">demo: fukushima timeplot data</text:p>
        </text:list-item>
      </text:list>
      <text:p text:style-name="P274"/>
      <text:h text:style-name="Heading_20_1" text:outline-level="10">Themes</text:h>
      <text:p text:style-name="P204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6888254145651426291" text:style-name="LS34">
        <text:list-header>
          <text:p text:style-name="P162"/>
        </text:list-header>
      </text:list>
      <text:p text:style-name="P114">Themes</text:p>
      <text:list xml:id="list5780696539259825920" text:style-name="L30">
        <text:list-item>
          <text:list>
            <text:list-item>
              <text:p text:style-name="P177">Bright</text:p>
              <text:list>
                <text:list-item>
                  <text:p text:style-name="P177">[Bright derivatives]</text:p>
                </text:list-item>
              </text:list>
            </text:list-item>
            <text:list-item>
              <text:p text:style-name="P177">Dark</text:p>
              <text:list>
                <text:list-item>
                  <text:p text:style-name="P115">[Dark derivatives]</text:p>
                </text:list-item>
              </text:list>
            </text:list-item>
          </text:list>
        </text:list-item>
      </text:list>
      <text:p text:style-name="P204"><text:span text:style-name="T57">TODO</text:span></text:p>
      <text:list xml:id="list2629224346792899299" text:style-name="LS59">
        <text:list-item>
          <text:p text:style-name="P170">Facebook</text:p>
        </text:list-item>
        <text:list-item>
          <text:p text:style-name="P170">Microsoft</text:p>
        </text:list-item>
        <text:list-item>
          <text:p text:style-name="P170">Apple</text:p>
        </text:list-item>
        <text:list-item>
          <text:p text:style-name="P170">Ubuntu</text:p>
        </text:list-item>
        <text:list-item>
          <text:p text:style-name="P170">Anonymous</text:p>
        </text:list-item>
        <text:list-item>
          <text:p text:style-name="P170">Whitehouse.gov</text:p>
        </text:list-item>
        <text:list-item>
          <text:p text:style-name="P170">CIA</text:p>
        </text:list-item>
        <text:list-item>
          <text:p text:style-name="P170">DARPA</text:p>
        </text:list-item>
        <text:list-item>
          <text:p text:style-name="P170">…</text:p>
        </text:list-item>
      </text:list>
      <text:p text:style-name="P204"/>
      <text:p text:style-name="P328"><text:span text:style-name="T31">“The Yes Men” Approach: </text:span><text:a xlink:type="simple" xlink:href="http://en.wikipedia.org/wiki/The_Yes_Men"><text:span text:style-name="T31">http</text:span></text:a><text:a xlink:type="simple" xlink:href="http://en.wikipedia.org/wiki/The_Yes_Men"><text:span text:style-name="T31">://</text:span></text:a><text:a xlink:type="simple" xlink:href="http://en.wikipedia.org/wiki/The_Yes_Men"><text:span text:style-name="T31">en</text:span></text:a><text:a xlink:type="simple" xlink:href="http://en.wikipedia.org/wiki/The_Yes_Men"><text:span text:style-name="T31">.</text:span></text:a><text:a xlink:type="simple" xlink:href="http://en.wikipedia.org/wiki/The_Yes_Men"><text:span text:style-name="T31">wikipedia</text:span></text:a><text:a xlink:type="simple" xlink:href="http://en.wikipedia.org/wiki/The_Yes_Men"><text:span text:style-name="T31">.</text:span></text:a><text:a xlink:type="simple" xlink:href="http://en.wikipedia.org/wiki/The_Yes_Men"><text:span text:style-name="T31">org</text:span></text:a><text:a xlink:type="simple" xlink:href="http://en.wikipedia.org/wiki/The_Yes_Men"><text:span text:style-name="T31">/</text:span></text:a><text:a xlink:type="simple" xlink:href="http://en.wikipedia.org/wiki/The_Yes_Men"><text:span text:style-name="T31">wiki</text:span></text:a><text:a xlink:type="simple" xlink:href="http://en.wikipedia.org/wiki/The_Yes_Men"><text:span text:style-name="T31">/</text:span></text:a><text:a xlink:type="simple" xlink:href="http://en.wikipedia.org/wiki/The_Yes_Men"><text:span text:style-name="T31">The</text:span></text:a><text:a xlink:type="simple" xlink:href="http://en.wikipedia.org/wiki/The_Yes_Men"><text:span text:style-name="T31">_</text:span></text:a><text:a xlink:type="simple" xlink:href="http://en.wikipedia.org/wiki/The_Yes_Men"><text:span text:style-name="T31">Yes</text:span></text:a><text:a xlink:type="simple" xlink:href="http://en.wikipedia.org/wiki/The_Yes_Men"><text:span text:style-name="T31">_</text:span></text:a><text:a xlink:type="simple" xlink:href="http://en.wikipedia.org/wiki/The_Yes_Men"><text:span text:style-name="T31">Men</text:span></text:a></text:p>
      <text:p text:style-name="Heading_20_1">Android <text:span text:style-name="T49">A</text:span>pp</text:p>
      <text:p text:style-name="P100">TODO</text:p>
      <text:list xml:id="list145830365661065" text:continue-list="list5653724281020734786" text:style-name="L9">
        <text:list-item>
          <text:h text:style-name="P142" text:outline-level="10">start with: github.com/automenta/curiosume_android -&gt; netention_andoid</text:h>
        </text:list-item>
        <text:list-item>
          <text:p text:style-name="P160">Wraps client functionality as an Android app enabling higher-frequency interaction and direct access to mobile device features such as Camera, GPS, Bluetooth, etc..</text:p>
        </text:list-item>
        <text:list-item>
          <text:p text:style-name="P160">A first version may simply consist of a WebView component linking to a remote web server’s page. <text:s/>Possibly with list of known servers to choose from on startup</text:p>
        </text:list-item>
        <text:list-item>
          <text:p text:style-name="P201">Curiosume Tasks (screens)</text:p>
        </text:list-item>
        <text:list-item>
          <text:p text:style-name="P160">Team</text:p>
          <text:list>
            <text:list-item>
              <text:p text:style-name="P160">combo box selection of known persons, including self</text:p>
            </text:list-item>
            <text:list-item>
              <text:p text:style-name="P160">display area of all tagged items.</text:p>
              <text:list>
                <text:list-item>
                  <text:p text:style-name="P160">if self, then they can be deleted, marked public/private</text:p>
                </text:list-item>
                <text:list-item>
                  <text:p text:style-name="P160">if self, can set location</text:p>
                </text:list-item>
              </text:list>
            </text:list-item>
          </text:list>
        </text:list-item>
        <text:list-item>
          <text:p text:style-name="P160">Browse</text:p>
          <text:list>
            <text:list-item>
              <text:p text:style-name="P160">wikitagger</text:p>
            </text:list-item>
            <text:list-item>
              <text:p text:style-name="P160">search box</text:p>
            </text:list-item>
          </text:list>
        </text:list-item>
        <text:list-item>
          <text:p text:style-name="P160">Match</text:p>
          <text:list>
            <text:list-item>
              <text:p text:style-name="P160">transmit (public components of) inventory to network or bluetooth or email</text:p>
            </text:list-item>
            <text:list-item>
              <text:h text:style-name="P144" text:outline-level="10"><text:span text:style-name="T62">receive matches</text:span></text:h>
            </text:list-item>
          </text:list>
        </text:list-item>
      </text:list>
      <text:h text:style-name="P309" text:outline-level="10"><text:bookmark text:name="h.w6weupxg4c8c"/>Object Data and Metadata</text:h>
      <text:p text:style-name="P203">The most common serialization for Netention objects is JSON.</text:p>
      <text:p text:style-name="P203"/>
      <text:list xml:id="list4707664312847424536" text:style-name="L24">
        <text:list-item>
          <text:p text:style-name="P172">name</text:p>
        </text:list-item>
        <text:list-item>
          <text:p text:style-name="P172">description</text:p>
        </text:list-item>
        <text:list-item>
          <text:p text:style-name="P172">geolocation</text:p>
        </text:list-item>
        <text:list-item>
          <text:p text:style-name="P172">tags, tagStrength</text:p>
        </text:list-item>
        <text:list-item>
          <text:p text:style-name="P196">createdAt</text:p>
        </text:list-item>
        <text:list-item>
          <text:p text:style-name="P151">modifiedAt</text:p>
        </text:list-item>
        <text:list-item>
          <text:p text:style-name="P172">author</text:p>
        </text:list-item>
        <text:list-item>
          <text:p text:style-name="P172">replyTo</text:p>
        </text:list-item>
        <text:list-item>
          <text:p text:style-name="P172">deleted?</text:p>
        </text:list-item>
      </text:list>
      <text:p text:style-name="P203"/>
      <text:p text:style-name="P280">TODO</text:p>
      <text:list xml:id="list2271326666978997089" text:style-name="L23">
        <text:list-item>
          <text:p text:style-name="P171">revision history</text:p>
        </text:list-item>
        <text:list-item>
          <text:p text:style-name="P171">hidden?</text:p>
        </text:list-item>
      </text:list>
      <text:h text:style-name="P299" text:outline-level="10">Netention HTTP API</text:h>
      <text:p text:style-name="P203"><text:span text:style-name="T61">REST </text:span>HTTP <text:span text:style-name="T61">API </text:span>Object requests by URL designators / selectors / routes / paths</text:p>
      <text:p text:style-name="P20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3">What it Does</text:p>
          </table:table-cell>
          <table:table-cell table:style-name="Table3.A1" office:value-type="string">
            <text:p text:style-name="P233">What it Doesn’t (yet)</text:p>
          </table:table-cell>
        </table:table-row>
        <table:table-row>
          <table:table-cell table:style-name="Table3.A1" office:value-type="string">
            <text:p text:style-name="P46"><text:span text:style-name="T1">/object/</text:span><text:span text:style-name="T7">:uri</text:span><text:span text:style-name="T1">/json</text:span></text:p>
            <text:list xml:id="list5989092183352363275" text:style-name="LS16">
              <text:list-item>
                <text:p text:style-name="P25">the object (if any) with an ‘id’ value <text:s/>that is equivalent to the specified :uri; returns json hash</text:p>
              </text:list-item>
            </text:list>
            <text:p text:style-name="P38"/>
            <text:p text:style-name="P51"><text:span text:style-name="T1">/object/latest/</text:span><text:span text:style-name="T7">:num</text:span><text:span text:style-name="T1">/json</text:span></text:p>
            <text:list xml:id="list6013104503840058663" text:style-name="LS17">
              <text:list-item>
                <text:p text:style-name="P26">the most recent objects added to the database, up to as many as specified by :num; returns json hash</text:p>
              </text:list-item>
            </text:list>
            <text:p text:style-name="P38"/>
            <text:p text:style-name="P52">/attention</text:p>
            <text:list xml:id="list7412885859196898341" text:style-name="LS18">
              <text:list-item>
                <text:p text:style-name="P27">lists the tag counts of all objects on server</text:p>
              </text:list-item>
            </text:list>
            <text:p text:style-name="P38"/>
            <text:p text:style-name="P52">/tag/:tag/json</text:p>
            <text:list xml:id="list6722096924575819775" text:style-name="LS19">
              <text:list-item>
                <text:p text:style-name="P28">array of all objects of a given tag. <text:s/>tag can be a simple string tag or a comma-separated list of tags</text:p>
              </text:list-item>
            </text:list>
            <text:p text:style-name="P38"/>
            <text:p text:style-name="P52">/users/json</text:p>
            <text:list xml:id="list216062139215297238" text:style-name="LS20">
              <text:list-item>
                <text:p text:style-name="P29">all user profiles</text:p>
              </text:list-item>
            </text:list>
            <text:p text:style-name="P38"/>
            <text:p text:style-name="P52">/users/tag/rdf</text:p>
            <text:list xml:id="list3248020779101454346" text:style-name="LS21">
              <text:list-item>
                <text:p text:style-name="P30">rdf of all users self tags, one complete RDF graph with foaf:name strings</text:p>
              </text:list-item>
            </text:list>
            <text:p text:style-name="P38"/>
            <text:p text:style-name="P51"><text:span text:style-name="T1">/</text:span><text:span text:style-name="T2">ontology</text:span><text:span text:style-name="T1">/json</text:span></text:p>
            <text:list xml:id="list4319083772417111604" text:style-name="LS22">
              <text:list-item>
                <text:p text:style-name="P45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38"/>
            <text:p text:style-name="P52">/wiki/search/:query</text:p>
            <text:list xml:id="list3790736470577177702" text:style-name="LS23">
              <text:list-item>
                <text:p text:style-name="P31">returns wikipedia HTML result for a given query</text:p>
              </text:list-item>
            </text:list>
            <text:p text:style-name="P38"/>
            <text:p text:style-name="P52">/wiki/:tag/html</text:p>
            <text:list xml:id="list7918461480436235907" text:style-name="LS24">
              <text:list-item>
                <text:p text:style-name="P32">returns wikipedia HTML result for a specific wikipage</text:p>
              </text:list-item>
            </text:list>
            <text:p text:style-name="P38"/>
            <text:p text:style-name="P52">/users/plan</text:p>
            <text:list xml:id="list1680252770883061888" text:style-name="LS25">
              <text:list-item>
                <text:p text:style-name="P33">JSON output of users plans (soon deprecated)</text:p>
              </text:list-item>
            </text:list>
            <text:p text:style-name="P40"/>
          </table:table-cell>
          <table:table-cell table:style-name="Table3.A1" office:value-type="string">
            <text:p text:style-name="P46"><text:span text:style-name="T1">/object/latest/</text:span><text:span text:style-name="T7">:tagID</text:span><text:span text:style-name="T1">/</text:span><text:span text:style-name="T7">:num</text:span><text:span text:style-name="T1">/json</text:span></text:p>
            <text:list xml:id="list5080185887204182877" text:style-name="LS26">
              <text:list-item>
                <text:p text:style-name="P34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38"/>
            <text:p text:style-name="P51"><text:span text:style-name="T1">/object/near/</text:span><text:span text:style-name="T7">:lat</text:span><text:span text:style-name="T1">/</text:span><text:span text:style-name="T7">:lon</text:span><text:span text:style-name="T1">/</text:span><text:span text:style-name="T7">:rad</text:span><text:span text:style-name="T1">/json</text:span></text:p>
            <text:list xml:id="list270" text:style-name="LS26">
              <text:list-item>
                <text:p text:style-name="P34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38"/>
            <text:p text:style-name="P52">/user/:userid/skill/rdf</text:p>
            <text:list xml:id="list8746283002664016317" text:style-name="LS27">
              <text:list-item>
                <text:p text:style-name="P35">skill RDF graph</text:p>
              </text:list-item>
            </text:list>
            <text:p text:style-name="P38"/>
            <text:p text:style-name="P52">/user/:userid/json</text:p>
            <text:list xml:id="list3761494023795650389" text:style-name="LS28">
              <text:list-item>
                <text:p text:style-name="P36">all objects by author userid</text:p>
              </text:list-item>
            </text:list>
            <text:p text:style-name="P38"/>
            <text:p text:style-name="P52">/user/skill/rdf</text:p>
            <text:list xml:id="list1048128040107960509" text:style-name="LS29">
              <text:list-item>
                <text:p text:style-name="P37">all agent skills in RDF</text:p>
              </text:list-item>
            </text:list>
            <text:p text:style-name="P38"/>
            <text:p text:style-name="P52">/user/latest/:num/json</text:p>
            <text:list xml:id="list274" text:style-name="LS29">
              <text:list-item>
                <text:p text:style-name="P37">latest :num objects authored by by users</text:p>
              </text:list-item>
            </text:list>
            <text:p text:style-name="P24"/>
            <text:p text:style-name="P54">/wiki/:wikitags/links/rdf</text:p>
            <text:list xml:id="list630266407838725659" text:style-name="LS30">
              <text:list-item>
                <text:p text:style-name="P17">wikilink graph in RDF surround wikitags (separated by commas)</text:p>
                <text:p text:style-name="P110"/>
              </text:list-item>
            </text:list>
            <text:p text:style-name="P112"><text:span text:style-name="T56">Generate DOT file for offline viewing (ex: Gephi)</text:span></text:p>
            <text:list xml:id="list145830833136357" text:continue-numbering="true" text:style-name="LS30">
              <text:list-item>
                <text:p text:style-name="P118">/<text:span text:style-name="T47">graph/skills/dot</text:span></text:p>
              </text:list-item>
              <text:list-item>
                <text:p text:style-name="P118">/<text:span text:style-name="T47">graph/skills/[:parentcategories]/dot</text:span></text:p>
              </text:list-item>
              <text:list-item>
                <text:p text:style-name="P119">/<text:span text:style-name="T47">graph</text:span>/<text:span text:style-name="T47">Can,Need,Not/dot</text:span></text:p>
              </text:list-item>
            </text:list>
          </table:table-cell>
        </table:table-row>
      </table:table>
      <text:h text:style-name="P296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RDF Literal Types</text:p>
          </table:table-cell>
          <table:table-cell table:style-name="Table4.A1" office:value-type="string">
            <text:p text:style-name="P42">Netention Data Values</text:p>
          </table:table-cell>
        </table:table-row>
        <table:table-row>
          <table:table-cell table:style-name="Table4.A1" office:value-type="string">
            <text:p text:style-name="P49"><text:span text:style-name="T24">"http://www.w3.org/2001/XMLSchema#integer"</text:span><text:span text:style-name="T25"> </text:span><text:span text:style-name="T26">||</text:span></text:p>
            <text:p text:style-name="P49"><text:span text:style-name="T24">"http://www.w3.org/2001/XMLSchema#decimal"</text:span><text:span text:style-name="T25"> </text:span><text:span text:style-name="T26">||</text:span></text:p>
            <text:p text:style-name="P49"><text:span text:style-name="T24">"http://www.w3.org/2001/XMLSchema#double"</text:span><text:span text:style-name="T25"> </text:span><text:span text:style-name="T26">||</text:span></text:p>
            <text:p text:style-name="P49"><text:span text:style-name="T24">"http://www.w3.org/2001/XMLSchema#nonPositiveInteger"</text:span><text:span text:style-name="T25"> </text:span><text:span text:style-name="T26">||</text:span></text:p>
            <text:p text:style-name="P49"><text:span text:style-name="T24">"http://www.w3.org/2001/XMLSchema#negativeInteger"</text:span><text:span text:style-name="T25"> </text:span><text:span text:style-name="T26">||</text:span></text:p>
            <text:p text:style-name="P49"><text:span text:style-name="T24">"http://www.w3.org/2001/XMLSchema#long"</text:span><text:span text:style-name="T25"> </text:span><text:span text:style-name="T26">||</text:span></text:p>
            <text:p text:style-name="P49"><text:span text:style-name="T24">"http://www.w3.org/2001/XMLSchema#int"</text:span><text:span text:style-name="T25"> </text:span><text:span text:style-name="T26">||</text:span></text:p>
            <text:p text:style-name="P49"><text:span text:style-name="T24">"http://www.w3.org/2001/XMLSchema#short"</text:span><text:span text:style-name="T25"> </text:span><text:span text:style-name="T26">||</text:span></text:p>
            <text:p text:style-name="P49"><text:span text:style-name="T24">"http://www.w3.org/2001/XMLSchema#byte"</text:span><text:span text:style-name="T25"> </text:span><text:span text:style-name="T26">||</text:span></text:p>
            <text:p text:style-name="P49"><text:span text:style-name="T24">"http://www.w3.org/2001/XMLSchema#nonNegativeInteger"</text:span><text:span text:style-name="T25"> </text:span><text:span text:style-name="T26">||</text:span></text:p>
            <text:p text:style-name="P49"><text:span text:style-name="T24">"http://www.w3.org/2001/XMLSchema#unsignedLong"</text:span><text:span text:style-name="T25"> </text:span><text:span text:style-name="T26">||</text:span></text:p>
            <text:p text:style-name="P49"><text:span text:style-name="T24">"http://www.w3.org/2001/XMLSchema#unsignedInt"</text:span><text:span text:style-name="T25"> </text:span><text:span text:style-name="T26">||</text:span></text:p>
            <text:p text:style-name="P49"><text:span text:style-name="T24">"http://www.w3.org/2001/XMLSchema#unsignedShort"</text:span><text:span text:style-name="T25"> </text:span><text:span text:style-name="T26">||</text:span></text:p>
            <text:p text:style-name="P49"><text:span text:style-name="T24">"http://www.w3.org/2001/XMLSchema#unsignedByte"</text:span><text:span text:style-name="T25"> </text:span><text:span text:style-name="T26">||</text:span></text:p>
            <text:p text:style-name="P49"><text:span text:style-name="T24">"http://www.w3.org/2001/XMLSchema#positiveInteger"</text:span><text:span text:style-name="T25"> ) {</text:span></text:p>
            <text:p text:style-name="P49"><text:span text:style-name="T24">"http://www.w3.org/2001/XMLSchema#boolean"</text:span><text:span text:style-name="T25">){</text:span></text:p>
            <text:p text:style-name="P49"><text:span text:style-name="T24">"http://www.w3.org/2001/XMLSchema#string"</text:span><text:span text:style-name="T25">){</text:span></text:p>
            <text:p text:style-name="P49"><text:span text:style-name="T24">"http://www.w3.org/2001/XMLSchema#dateTime"</text:span><text:span text:style-name="T25">){</text:span></text:p>
          </table:table-cell>
          <table:table-cell table:style-name="Table4.A1" office:value-type="string">
            <text:p text:style-name="P44">integer</text:p>
            <text:p text:style-name="P44">real</text:p>
            <text:p text:style-name="P44">boolean</text:p>
            <text:p text:style-name="P44">string</text:p>
            <text:p text:style-name="P44">url</text:p>
            <text:p text:style-name="P44">spacepoint</text:p>
            <text:p text:style-name="P44">timepoint</text:p>
            <text:p text:style-name="P44">timerange</text:p>
            <text:p text:style-name="P44">media</text:p>
            <text:p text:style-name="P44">...</text:p>
          </table:table-cell>
        </table:table-row>
      </table:table>
      <text:p text:style-name="P203"/>
      <text:p text:style-name="P203">see: https://github.com/antoniogarrote/rdfstore-js/blob/master/dist/rdf_interface_api/browser/rdf_interface_api.js</text:p>
      <text:p text:style-name="P203"/>
      <text:h text:style-name="P310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3">What it Does</text:p>
          </table:table-cell>
          <table:table-cell table:style-name="Table5.A1" office:value-type="string">
            <text:p text:style-name="P233">What it Doesn’t (yet)</text:p>
          </table:table-cell>
        </table:table-row>
        <table:table-row>
          <table:table-cell table:style-name="Table5.A1" office:value-type="string">
            <text:p text:style-name="P237"/>
          </table:table-cell>
          <table:table-cell table:style-name="Table5.A1" office:value-type="string">
            <text:list xml:id="list1090859036811916840" text:style-name="LS32">
              <text:list-item>
                <text:p text:style-name="P239">Import and Export JSON dump</text:p>
              </text:list-item>
              <text:list-item>
                <text:p text:style-name="P244"><text:span text:style-name="T1">dht.js / </text:span><text:span text:style-name="T3">Bittorrent</text:span></text:p>
              </text:list-item>
              <text:list-item>
                <text:p text:style-name="P239">Telehash</text:p>
              </text:list-item>
              <text:list-item>
                <text:p text:style-name="P244"><text:span text:style-name="T1">Kademlia </text:span><text:span text:style-name="T11">Kadoh (Kademlia for node.js)</text:span></text:p>
              </text:list-item>
              <text:list-item>
                <text:p text:style-name="P241">Gnutella</text:p>
              </text:list-item>
              <text:list-item>
                <text:p text:style-name="P268">WASTE</text:p>
              </text:list-item>
              <text:list-item>
                <text:p text:style-name="P270">XMPP</text:p>
              </text:list-item>
            </text:list>
          </table:table-cell>
        </table:table-row>
      </table:table>
      <text:h text:style-name="P310" text:outline-level="10"><text:bookmark text:name="h.pi2xtqgacjcx"/><text:bookmark text:name="h.acm67hexqo1v"/>Remote URL Cache</text:h>
      <text:p text:style-name="P206">TODO</text:p>
      <text:list xml:id="list4950471742900639652" text:style-name="LS33">
        <text:list-item>
          <text:p text:style-name="P161">stores files</text:p>
        </text:list-item>
        <text:list-item>
          <text:p text:style-name="P161">unzips .zip, .kmz (and adjusts &lt;link&gt; url’s), etc..</text:p>
        </text:list-item>
        <text:list-item>
          <text:p text:style-name="P161">hosts on webserver as static content</text:p>
        </text:list-item>
        <text:list-item>
          <text:p text:style-name="P161">.gitignore’d</text:p>
        </text:list-item>
      </text:list>
      <text:p text:style-name="P203"/>
      <text:h text:style-name="P304" text:outline-level="10"><text:bookmark text:name="h.a886s3tvq5dg"/>Accessibility</text:h>
      <text:list xml:id="list5869753382349379252" text:style-name="LS35">
        <text:list-item>
          <text:p text:style-name="P247">Blind</text:p>
        </text:list-item>
        <text:list-item>
          <text:p text:style-name="P247">Deaf</text:p>
        </text:list-item>
        <text:list-item>
          <text:p text:style-name="P247">Pre-Symbolic / Non-Verbal / Gestural (Children, Paralyzed, Animals)</text:p>
        </text:list-item>
      </text:list>
      <text:p text:style-name="P278"/>
      <text:p text:style-name="P282"/>
      <text:p text:style-name="P202"><text:span text:style-name="T15"/></text:p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3">What it Does</text:p>
          </table:table-cell>
          <table:table-cell table:style-name="Table1.A1" office:value-type="string">
            <text:p text:style-name="P233">What it Doesn’t (yet)</text:p>
          </table:table-cell>
        </table:table-row>
        <table:table-row>
          <table:table-cell table:style-name="Table1.A1" office:value-type="string">
            <text:p text:style-name="P237">Installation Instructions</text:p>
            <text:list xml:id="list499476432171923753" text:style-name="LS8">
              <text:list-item>
                <text:p text:style-name="P234">Linux</text:p>
              </text:list-item>
            </text:list>
            <text:p text:style-name="P237"/>
            <text:p text:style-name="P237">Installation Videos</text:p>
          </table:table-cell>
          <table:table-cell table:style-name="Table1.A1" office:value-type="string">
            <text:p text:style-name="P240">Installation Instructions</text:p>
            <text:list xml:id="list6283063628889826275" text:style-name="LS9">
              <text:list-item>
                <text:p text:style-name="P238">Windows (partially ready)</text:p>
              </text:list-item>
              <text:list-item>
                <text:p text:style-name="P238">Android</text:p>
              </text:list-item>
              <text:list-item>
                <text:p text:style-name="P238">OSX</text:p>
              </text:list-item>
              <text:list-item>
                <text:p text:style-name="P238">AppFog</text:p>
              </text:list-item>
              <text:list-item>
                <text:p text:style-name="P238">Heroku</text:p>
              </text:list-item>
            </text:list>
            <text:p text:style-name="P240"/>
            <text:p text:style-name="P240">Documentation available from within Netention as statically provided objects</text:p>
          </table:table-cell>
        </table:table-row>
      </table:table>
      <text:list xml:id="list145831459226650" text:continue-list="list145830526966490" text:style-name="LS1">
        <text:list-item>
          <text:p text:style-name="P219"><text:span text:style-name="T22">E</text:span><text:span text:style-name="T20">xplain adaptive ontology system</text:span></text:p>
          <text:list>
            <text:list-item>
              <text:p text:style-name="P106"><text:span text:style-name="T20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231">Introduction </text:p>
      <text:p text:style-name="P13">v2: google presentation</text:p>
      <text:p text:style-name="P13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13">v1: (openoffice format)</text:p>
      <text:p text:style-name="P13">https://github.com/automenta/netentionjs2/blob/master/doc/netention_introduction.odp </text:p>
      <text:p text:style-name="P13">v0: https://docs.google.com/presentation/d/1CwGqrWFNpmfr98FICXL8UDD6TcvGjx_5lyZzrw1R9tA/edit#slide=id.i120</text:p>
      <text:p text:style-name="P13"/>
      <text:p text:style-name="P13">Global survival system (alternate, openoffice format)</text:p>
      <text:p text:style-name="P13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14"/>
      <text:p text:style-name="P13">Netention applications: https://docs.google.com/presentation/d/1PwmiWFJ5l7sfk5k61dYk_ocgSo5qhGBQWYnCtyuWOTw/edit?usp=sharing</text:p>
      <text:p text:style-name="P13"/>
      <text:p text:style-name="P13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13"/>
      <text:p text:style-name="P13">Semantic Business Intelligence</text:p>
      <text:p text:style-name="P13">https://docs.google.com/presentation/d/17LQVk5b3sSTVOttgBhI8EEseb_kicLJMQq-BlDtNwNo/edit?usp=sharing </text:p>
      <text:p text:style-name="P13"/>
      <text:p text:style-name="P13">Netention Neighborhood</text:p>
      <text:p text:style-name="P13">https://docs.google.com/presentation/d/12CqfvbSfnI5dWccktxjBNeGZS6_tZAvRzhUdB-1kdXg/edit?usp=sharing </text:p>
      <text:p text:style-name="P13"/>
      <text:p text:style-name="P13">Ouishare</text:p>
      <text:p text:style-name="P13">https://docs.google.com/presentation/d/1aT7PdK54zL70P-MlZuxgQ6ASYg6pdxn6_Fcc9AIwIKM/edit?usp=sharing </text:p>
      <text:p text:style-name="P13"/>
      <text:p text:style-name="P13">Global suvival system</text:p>
      <text:p text:style-name="P13">https://docs.google.com/presentation/d/12SYeqG2CmQbt8A76Z8r0PVYHja3Ju1oV3AFbQFq_zdc/edit?usp=sharing </text:p>
      <text:p text:style-name="P13"/>
      <text:p text:style-name="P13">Naked Mind Protocol</text:p>
      <text:p text:style-name="P13">https://docs.google.com/presentation/d/1Q98meEH7ojKp1KIHKK-Q0nVhIJAYb2FgD5L6X46oya0/edit?usp=sharing</text:p>
      <text:p text:style-name="P15"/>
      <text:list xml:id="list145829956687327" text:continue-list="list71" text:style-name="LS1">
        <text:list-item>
          <text:list>
            <text:list-item>
              <text:list>
                <text:list-item>
                  <text:p text:style-name="P185">integrate original introduction to slides somewhere after slide #8</text:p>
                </text:list-item>
              </text:list>
            </text:list-item>
            <text:list-item>
              <text:p text:style-name="P157"><text:span text:style-name="T20">Netention Theory </text:span>presentation</text:p>
            </text:list-item>
            <text:list-item>
              <text:p text:style-name="P157"><text:span text:style-name="T20">Netention Systems </text:span>presentation</text:p>
            </text:list-item>
            <text:list-item>
              <text:p text:style-name="P157"><text:span text:style-name="T20">Netention Growth </text:span>presentation</text:p>
              <text:list>
                <text:list-item>
                  <text:p text:style-name="P185">crowdfunding</text:p>
                </text:list-item>
              </text:list>
            </text:list-item>
            <text:list-item>
              <text:p text:style-name="P157">earth beacon protocol presentation</text:p>
              <text:list>
                <text:list-item>
                  <text:p text:style-name="P145">integrate features of DisclosureProject ET Contact App</text:p>
                </text:list-item>
                <text:list-item>
                  <text:p text:style-name="P145">include CB/HAM radio</text:p>
                </text:list-item>
              </text:list>
            </text:list-item>
            <text:list-item>
              <text:p text:style-name="P157">avatar soundboard / video remix presentation</text:p>
              <text:list>
                <text:list-item>
                  <text:p text:style-name="P157">personal agents</text:p>
                </text:list-item>
                <text:list-item>
                  <text:p text:style-name="P157">artificial art</text:p>
                </text:list-item>
                <text:list-item>
                  <text:p text:style-name="P157">education entertainment (adhd)</text:p>
                </text:list-item>
              </text:list>
            </text:list-item>
            <text:list-item>
              <text:p text:style-name="P157">federated cyber militia presentation (w/ eric’s organization patterns)</text:p>
              <text:list>
                <text:list-item>
                  <text:p text:style-name="P157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57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57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57">first earth battalion</text:p>
                </text:list-item>
              </text:list>
            </text:list-item>
            <text:list-item>
              <text:h text:style-name="P141" text:outline-level="10">biosphere / noosphere optimization presentation</text:h>
            </text:list-item>
          </text:list>
        </text:list-item>
      </text:list>
      <text:h text:style-name="P293" text:outline-level="10"/>
      <text:h text:style-name="P303" text:outline-level="10"/>
      <text:h text:style-name="P301" text:outline-level="10"><text:bookmark text:name="h.f7sg7t9yg0qh"/><text:bookmark text:name="h.mmml1pxn2ui7"/>Client Memory</text:h>
      <text:list xml:id="list506390345165499455" text:style-name="LS36">
        <text:list-item>
          <text:p text:style-name="P163">Stores objects as indexed keys.</text:p>
          <text:list>
            <text:list-item>
              <text:p text:style-name="P163">Limited to localStorage quota which is quite small</text:p>
            </text:list-item>
          </text:list>
        </text:list-item>
      </text:list>
      <text:p text:style-name="P1"/>
      <text:p text:style-name="P2">TODO</text:p>
      <text:list xml:id="list327" text:style-name="LS13">
        <text:list-item>
          <text:p text:style-name="P257">indexedDB support - enables larger client-side datastore</text:p>
          <text:list>
            <text:list-item>
              <text:p text:style-name="P257">with WARNING when quota may be near exceeded</text:p>
            </text:list-item>
          </text:list>
        </text:list-item>
        <text:list-item>
          <text:p text:style-name="P246">attention vector : map&lt;object,interest&gt;</text:p>
        </text:list-item>
        <text:list-item>
          <text:p text:style-name="P246">forgetting: keeps total # of objects in server and client within range (ex: &lt; 10k) based on attention</text:p>
        </text:list-item>
        <text:list-item>
          <text:p text:style-name="P246">spreading</text:p>
        </text:list-item>
        <text:list-item>
          <text:p text:style-name="P246">importance classifier: classifies incoming objects according to its features to predict the user’s interest in it (0..1.0)</text:p>
          <text:list>
            <text:list-item>
              <text:p text:style-name="P246">author, age, etc..</text:p>
            </text:list-item>
            <text:list-item>
              <text:p text:style-name="P246">use an encog component to automatically learn user’s classification parameters</text:p>
            </text:list-item>
            <text:list-item>
              <text:p text:style-name="P246">this is analogous to google’s important inbox feature</text:p>
            </text:list-item>
          </text:list>
        </text:list-item>
      </text:list>
      <text:h text:style-name="P297" text:outline-level="10"/>
      <text:p text:style-name="P11"/>
      <text:h text:style-name="P321" text:outline-level="10"><text:bookmark text:name="h.x3cy6cj05bsq"/>Deprecated Focuses</text:h>
      <text:h text:style-name="P325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258">What it Does</text:p>
          </table:table-cell>
          <table:table-cell table:style-name="Table15.A1" office:value-type="string">
            <text:p text:style-name="P258">What it Doesn’t (yet)</text:p>
          </table:table-cell>
        </table:table-row>
        <table:table-row>
          <table:table-cell table:style-name="Table15.A1" office:value-type="string">
            <text:p text:style-name="P259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260">highlight currently selected tag(s)</text:p>
              </text:list-item>
              <text:list-item>
                <text:p text:style-name="P260">allow multiple tag selection</text:p>
              </text:list-item>
              <text:list-item>
                <text:p text:style-name="P260">allow strength-based tag selection</text:p>
              </text:list-item>
              <text:list-item>
                <text:p text:style-name="P260">order by most tags</text:p>
              </text:list-item>
              <text:list-item>
                <text:p text:style-name="P260">show other information about each tag, live update where necessary</text:p>
              </text:list-item>
              <text:list-item>
                <text:p text:style-name="P243"><text:span text:style-name="T27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7">views:</text:span></text:p>
                <text:list>
                  <text:list-item>
                    <text:p text:style-name="P243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43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03" text:outline-level="10"><text:bookmark text:name="h.s7n5aqjpud95"/></text:h>
      <text:h text:style-name="P303" text:outline-level="10"><text:bookmark text:name="h.jw15k9k3fsa7"/>Favorite Tagger</text:h>
      <text:p text:style-name="P2">TODO</text:p>
      <text:list xml:id="list791774992569050609" text:style-name="LS45">
        <text:list-item>
          <text:p text:style-name="P166">Show added favorites</text:p>
        </text:list-item>
      </text:list>
      <text:h text:style-name="P294" text:outline-level="10"><text:bookmark text:name="h.hxyi8iclvbjx"/>Emotion Tagger</text:h>
      <text:p text:style-name="P1">Displays emotion chart and allows creation of an emotion state vector.</text:p>
      <text:p text:style-name="P1"/>
      <text:p text:style-name="P2">TODO</text:p>
      <text:list xml:id="list3585285460744761187" text:style-name="LS46">
        <text:list-item>
          <text:p text:style-name="P167">quick publish current emotion (button)</text:p>
        </text:list-item>
      </text:list>
      <text:h text:style-name="P303" text:outline-level="10"><text:bookmark text:name="h.e0k9y4n8cgyw"/>Other Taggers</text:h>
      <text:p text:style-name="P2">TODO</text:p>
      <text:list xml:id="list411" text:style-name="LS13">
        <text:list-item>
          <text:p text:style-name="P246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246">ivan’s circle menu</text:p>
        </text:list-item>
        <text:list-item>
          <text:p text:style-name="P246">metamaps spinning carousel menu</text:p>
        </text:list-item>
        <text:list-item>
          <text:p text:style-name="P262">Dashboard/Home screen</text:p>
        </text:list-item>
      </text:list>
      <text:h text:style-name="P302" text:outline-level="10"/>
      <text:h text:style-name="P303" text:outline-level="10"><text:bookmark text:name="h.r8m7vi6s1sfs"/>Focus Keyword</text:h>
      <text:p text:style-name="P6"><text:span text:style-name="T15">TODO</text:span> Filtering by keyword.</text:p>
      <text:h text:style-name="P294" text:outline-level="10"><text:bookmark text:name="h.k1jvsv5q5trx"/><office:annotation><dc:date>0000-00-00T00:00:00</dc:date><text:p text:style-name="P330"><text:span text:style-name="T1">Dorotea Mar:</text:span></text:p><text:p text:style-name="P330"><text:span text:style-name="T1">i like the name :) maybe let's put some examples, also for the needs tagger</text:span></text:p></office:annotation>Human Body Tagger</text:h>
      <text:h text:style-name="P303" text:outline-level="10"><text:bookmark text:name="h.aac4785y2hq4"/>Needs Tagger</text:h>
      <text:h text:style-name="P301" text:outline-level="10"><text:bookmark text:name="h.ttrlqfxiy928"/><text:bookmark text:name="h.2c74luo8gpyj"/>Home View</text:h>
      <text:p text:style-name="P2">TODO</text:p>
      <text:list xml:id="list418" text:style-name="LS13">
        <text:list-item>
          <text:p text:style-name="P246">includes map, recent items, and stats</text:p>
        </text:list-item>
        <text:list-item>
          <text:p text:style-name="P246">requests fullsize</text:p>
        </text:list-item>
      </text:list>
      <text:h text:style-name="P301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223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7"/>
      <text:p text:style-name="P2">TODO</text:p>
      <text:list xml:id="list263225437808563550" text:style-name="LS47">
        <text:list-item>
          <text:p text:style-name="P248">jQuery plugin, with demonstrated multi-instantiability on single document OK</text:p>
        </text:list-item>
        <text:list-item>
          <text:p text:style-name="P248">Sentencizing OK</text:p>
        </text:list-item>
        <text:list-item>
          <text:p text:style-name="P248">Text-to-speech</text:p>
        </text:list-item>
        <text:list-item>
          <text:p text:style-name="P248">Preserve links and images in frames</text:p>
        </text:list-item>
        <text:list-item>
          <text:p text:style-name="P248">Image Search</text:p>
        </text:list-item>
        <text:list-item>
          <text:p text:style-name="P248">Add current sentence to attention set (as # anchor to the base page URL)</text:p>
        </text:list-item>
        <text:list-item>
          <text:p text:style-name="P168">jQuery Mobile Dragging for next/prev and font-size</text:p>
        </text:list-item>
      </text:list>
      <text:list xml:id="list7063661282797275788" text:style-name="LS48">
        <text:list-item>
          <text:p text:style-name="P249">Rapid presentation mode: “Neuro Download”</text:p>
        </text:list-item>
      </text:list>
      <text:p text:style-name="P10"><text:bookmark text:name="h.os3nowd9a4kh"/></text:p>
      <text:h text:style-name="P300" text:outline-level="10"><text:bookmark text:name="h.7x7x2o6lhotb"/>Server Plugins</text:h>
      <text:p text:style-name="P254">Server plugins can be enabled by administrators to expand the server’s functionality.</text:p>
      <text:p text:style-name="P10"/>
      <text:p text:style-name="P261"/>
      <text:p text:style-name="P275">TODO</text:p>
      <text:list xml:id="list496" text:style-name="LS13">
        <text:list-item>
          <text:p text:style-name="P246">Server plugins provide Focus modes to client</text:p>
        </text:list-item>
      </text:list>
      <text:p text:style-name="P311">KML</text:p>
      <text:p text:style-name="P97">TODO</text:p>
      <text:list xml:id="list145831556453912" text:continue-list="list145831459226650" text:style-name="LS1">
        <text:list-item>
          <text:p text:style-name="P120">Interest in KML file</text:p>
        </text:list-item>
        <text:list-item>
          <text:p text:style-name="P123">Security permission on /input/ endpoints</text:p>
        </text:list-item>
        <text:list-item>
          <text:p text:style-name="P124">KML output</text:p>
        </text:list-item>
        <text:list-item>
          <text:h text:style-name="P271" text:outline-level="10"><text:span text:style-name="T48">GeoJSON output</text:span></text:h>
        </text:list-item>
      </text:list>
      <text:h text:style-name="P322" text:outline-level="10"><text:bookmark text:name="h.sluvipli6v5q"/>Facetime Plugin</text:h>
      <text:p text:style-name="P2">TODO</text:p>
      <text:list xml:id="list497" text:style-name="LS13">
        <text:list-item>
          <text:p text:style-name="P246">identify people in close proximity that you can explore “face time” with (sent as private messages)</text:p>
        </text:list-item>
      </text:list>
      <text:h text:style-name="P319" text:outline-level="10"><text:bookmark text:name="h.normqaweovxl"/>Jam Plugin</text:h>
      <text:p text:style-name="P2">TODO</text:p>
      <text:list xml:id="list498" text:style-name="LS13">
        <text:list-item>
          <text:p text:style-name="P246">identify people with musical instruments in close proximity that can form bands</text:p>
        </text:list-item>
      </text:list>
      <text:h text:style-name="P319" text:outline-level="10"><text:bookmark text:name="h.ut5oul5ze08w"/>Emotion Detector Plugin</text:h>
      <text:p text:style-name="P2">TODO</text:p>
      <text:list xml:id="list499" text:style-name="LS13">
        <text:list-item>
          <text:p text:style-name="P246">clarify emotional context of previously authored objects using one or more sentiment analysis algorithms</text:p>
        </text:list-item>
      </text:list>
      <text:h text:style-name="P319" text:outline-level="10"><text:bookmark text:name="h.9zfnabqb4yf5"/>Craigslist Plugin</text:h>
      <text:p text:style-name="P2">TODO</text:p>
      <text:list xml:id="list500" text:style-name="LS13">
        <text:list-item>
          <text:p text:style-name="P246">get craigslist items from appropriate RSS feed, and apply relevant tags</text:p>
        </text:list-item>
        <text:list-item>
          <text:p text:style-name="P246">craigslist enhancements</text:p>
        </text:list-item>
      </text:list>
      <text:h text:style-name="P319" text:outline-level="10"><text:bookmark text:name="h.549nhwcbra60"/>Other Plugins</text:h>
      <text:p text:style-name="P2">TODO</text:p>
      <text:list xml:id="list502" text:style-name="LS13">
        <text:list-item>
          <text:list>
            <text:list-item>
              <text:p text:style-name="P246">“happy &lt;-&gt; sad” / “rich &lt;-&gt; poor” @afxdeadcode bot functionality</text:p>
            </text:list-item>
            <text:list-item>
              <text:p text:style-name="P246"><text:span text:style-name="T15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1623638896352458758" text:style-name="LS50">
        <text:list-item>
          <text:p text:style-name="P250">Environment-dependent (relevance predicate)</text:p>
        </text:list-item>
        <text:list-item>
          <text:p text:style-name="P250">Chat Bots</text:p>
        </text:list-item>
        <text:list-item>
          <text:p text:style-name="P250">Administrator “add new product” pages, with environment simulation</text:p>
        </text:list-item>
        <text:list-item>
          <text:p text:style-name="P169">Implemented as Support for an Intention</text:p>
        </text:list-item>
      </text:list>
      <text:list xml:id="list508" text:style-name="LS13">
        <text:list-item>
          <text:list>
            <text:list-item>
              <text:p text:style-name="P246">demographics reports: produce data reports of analyzed trends, sentiments, etc.. useful for selling to marketing business.</text:p>
            </text:list-item>
            <text:list-item>
              <text:p text:style-name="P246">product wars: incite fights between consumers of competing products</text:p>
            </text:list-item>
            <text:list-item>
              <text:p text:style-name="P246">twitter local tweets:</text:p>
              <text:list>
                <text:list-item>
                  <text:p text:style-name="P246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246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246">SendToTwitter(username=...) if multiple bots are registered on the server</text:p>
                </text:list-item>
                <text:list-item>
                  <text:p text:style-name="P246">attempt to send pending replies to messages previously received from twitter</text:p>
                </text:list-item>
              </text:list>
            </text:list-item>
            <text:list-item>
              <text:p text:style-name="P246">OSM: interest (“curiosity”) in amenities for a given location is noticed by the plugin to yield the OSM amenity data</text:p>
            </text:list-item>
            <text:list-item>
              <text:p text:style-name="P246">RSS: created post objects inherit all other tags of the (creating) feed</text:p>
            </text:list-item>
            <text:list-item>
              <text:p text:style-name="P246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01" text:outline-level="10"><text:bookmark text:name="h.9daridstim51"/>ClimateViewer</text:h>
      <text:p text:style-name="P10">Facebook meets 3D map, toggle overlays from individuals, networks and services</text:p>
      <text:p text:style-name="P1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32">What it Does</text:p>
          </table:table-cell>
          <table:table-cell table:style-name="Table16.A1" office:value-type="string">
            <text:p text:style-name="P232">What it Doesn’t (yet)</text:p>
          </table:table-cell>
        </table:table-row>
        <table:table-row>
          <table:table-cell table:style-name="Table16.A1" office:value-type="string">
            <text:p text:style-name="P9"/>
          </table:table-cell>
          <table:table-cell table:style-name="Table16.A1" office:value-type="string">
            <text:list xml:id="list2151853046374890067" text:style-name="LS51">
              <text:list-item>
                <text:p text:style-name="P245"><office:annotation><dc:date>0000-00-00T00:00:00</dc:date><text:p text:style-name="P330"><text:span text:style-name="T1">Eimhin David:</text:span></text:p><text:p text:style-name="P330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8">Create groups, have global/group/local chat rooms, ability to friend/subscribe to users.</text:span></text:p>
              </text:list-item>
              <text:list-item>
                <text:p text:style-name="P263">Post photo/video/audio clips to map markers with time stamps, and the ability to view the content in a popup balloon or rss feed.</text:p>
              </text:list-item>
              <text:list-item>
                <text:p text:style-name="P245"><text:span text:style-name="T28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8"> = your post)</text:span></text:p>
              </text:list-item>
              <text:list-item>
                <text:p text:style-name="P263">Subscribe to text/sms/email updates for events you predefine (environmental pollution, 50 mile radius from my home, email me or tsunami alert/earthquake/tornado)</text:p>
              </text:list-item>
              <text:list-item>
                <text:p text:style-name="P263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45"><text:span text:style-name="T28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8">.</text:span></text:p>
              </text:list-item>
              <text:list-item>
                <text:p text:style-name="P263">Post anonymous content, which is private and encrypted (long term goal)</text:p>
              </text:list-item>
              <text:list-item>
                <text:p text:style-name="P263">Use all features above on mobile devices in 2D, and 3D on PC, Mac, and Linux.</text:p>
              </text:list-item>
            </text:list>
          </table:table-cell>
        </table:table-row>
      </table:table>
      <text:p text:style-name="P10"><text:span text:style-name="T29"><text:s/></text:span><text:bookmark text:name="h.b9e7du3qbsae"/></text:p>
      <text:p text:style-name="P8"/>
      <text:p text:style-name="P1"/>
      <text:h text:style-name="P308" text:outline-level="10"><text:bookmark text:name="h.krl7qrkwpknw"/>Old, but may content relevant items: </text:h>
      <text:h text:style-name="P298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255">send essential objects on connect:</text:p>
              <text:list>
                <text:list-item>
                  <text:p text:style-name="P256">user’s own objects “mine”</text:p>
                </text:list-item>
                <text:list-item>
                  <text:p text:style-name="P256">tags</text:p>
                </text:list-item>
                <text:list-item>
                  <text:p text:style-name="P255">most recent</text:p>
                </text:list-item>
              </text:list>
            </text:list-item>
            <text:list-item>
              <text:p text:style-name="P255">getGeolocation</text:p>
              <text:list>
                <text:list-item>
                  <text:p text:style-name="P255">consider both primitive spacepoint property and first property with it</text:p>
                </text:list-item>
              </text:list>
            </text:list-item>
            <text:list-item>
              <text:p text:style-name="P255">fix relevant not updating when /tag/ accessed</text:p>
            </text:list-item>
            <text:list-item>
              <text:p text:style-name="P255">add primitive tag</text:p>
            </text:list-item>
            <text:list-item>
              <text:p text:style-name="P255">add color primitive data type</text:p>
            </text:list-item>
            <text:list-item>
              <text:p text:style-name="P255">add tag property, with type select (requires new meta-primitive)</text:p>
            </text:list-item>
            <text:list-item>
              <text:p text:style-name="P255">db stores involved tags as cache for fast index queries; removes the cache property from retrieved DB object</text:p>
            </text:list-item>
            <text:list-item>
              <text:p text:style-name="P255">CompleteObject loaded from menu/url</text:p>
            </text:list-item>
            <text:list-item>
              <text:p text:style-name="P255">complete object manipulation unit tests</text:p>
            </text:list-item>
            <text:list-item>
              <text:p text:style-name="P264">fix the matching plugins, for basic object matching</text:p>
              <text:list>
                <text:list-item>
                  <text:p text:style-name="P264">human age match</text:p>
                </text:list-item>
                <text:list-item>
                  <text:p text:style-name="P264">musical instrument match</text:p>
                </text:list-item>
              </text:list>
            </text:list-item>
            <text:list-item>
              <text:p text:style-name="P255">obey min/max property arity, affects tag display and property adding behavior</text:p>
            </text:list-item>
            <text:list-item>
              <text:p text:style-name="P246">on startup, download all of a user’s objects first, then get other objects according to interests and recency. </text:p>
              <text:list>
                <text:list-item>
                  <text:p text:style-name="P246"><text:s/>interest modes:</text:p>
                  <text:list>
                    <text:list-item>
                      <text:p text:style-name="P246">geolocation</text:p>
                    </text:list-item>
                    <text:list-item>
                      <text:p text:style-name="P246">tag vector</text:p>
                    </text:list-item>
                    <text:list-item>
                      <text:p text:style-name="P246"/>
                    </text:list-item>
                  </text:list>
                </text:list-item>
              </text:list>
            </text:list-item>
            <text:list-item>
              <text:p text:style-name="P246">add a restartEvery parameter to plugins to have them stopped and restarted at periodic intervals</text:p>
            </text:list-item>
            <text:list-item>
              <text:p text:style-name="P246">tag recommendations:</text:p>
              <text:list>
                <text:list-item>
                  <text:p text:style-name="P246">stemming on english words</text:p>
                  <text:list>
                    <text:list-item>
                      <text:p text:style-name="P246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246">variable score result 0..1.0, indicated with sort order and font size</text:p>
                </text:list-item>
                <text:list-item>
                  <text:p text:style-name="P246">display in bottom section below all tags</text:p>
                </text:list-item>
                <text:list-item>
                  <text:p text:style-name="P246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255">find relevant (geographically near) objects when only a spacepoint is in (edited) focus</text:p>
            </text:list-item>
            <text:list-item>
              <text:p text:style-name="P255">indicate when the DB isnt running</text:p>
            </text:list-item>
            <text:list-item>
              <text:p text:style-name="P255">merge properties from duplicate tags on ontology loads</text:p>
            </text:list-item>
            <text:list-item>
              <text:p text:style-name="P265">user IP -&gt; becomes a known IP object that can become geo-IP resolved as a “location of interest” to ponder inference results</text:p>
            </text:list-item>
            <text:list-item>
              <text:p text:style-name="P265">mousewheel on applied Tag to adjust strength; adjusts font-size of displayed applied tag</text:p>
            </text:list-item>
            <text:list-item>
              <text:p text:style-name="P265">loaded and unloaded plugins reified as objects themselves</text:p>
            </text:list-item>
            <text:list-item>
              <text:p text:style-name="P265">“Forecast” tag modeled after Foresight Engine</text:p>
              <text:list>
                <text:list-item>
                  <text:p text:style-name="P246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266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266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246"><text:span text:style-name="T30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30"> Look for cards that really catch your eye — and then take them one step further, in one of four possible directions.</text:span></text:p>
                  <text:list>
                    <text:list-item>
                      <text:p text:style-name="P266">No way!” If you disagree, play an antagonism card.</text:p>
                    </text:list-item>
                    <text:list-item>
                      <text:p text:style-name="P266">“Yes! And…” If you agree, play a momentum card.</text:p>
                    </text:list-item>
                    <text:list-item>
                      <text:p text:style-name="P266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266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265">make cortexit.js optional using try/catch on module require</text:p>
            </text:list-item>
            <text:list-item>
              <text:p text:style-name="P265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246">object properties</text:p>
              <text:list>
                <text:list-item>
                  <text:p text:style-name="P246">shown in graph view as edges</text:p>
                </text:list-item>
              </text:list>
            </text:list-item>
            <text:list-item>
              <text:p text:style-name="P255">remove text display of name in message, just add ‘title=’ to displayed avatar icon</text:p>
            </text:list-item>
            <text:list-item>
              <text:p text:style-name="P255">add ‘(Me)’ to a displayed Self object that matches clientID</text:p>
            </text:list-item>
            <text:list-item>
              <text:p text:style-name="P255">team focus w/ filter for individual authors</text:p>
              <text:list>
                <text:list-item>
                  <text:p text:style-name="P255">private message</text:p>
                </text:list-item>
                <text:list-item>
                  <text:p text:style-name="P255">private video conference</text:p>
                </text:list-item>
                <text:list-item>
                  <text:p text:style-name="P255">“pay...”</text:p>
                </text:list-item>
                <text:list-item>
                  <text:p text:style-name="P255">trust: unknown</text:p>
                </text:list-item>
                <text:list-item>
                  <text:p text:style-name="P255">last activity: unknown</text:p>
                </text:list-item>
              </text:list>
            </text:list-item>
            <text:list-item>
              <text:p text:style-name="P255">cloning adds ‘clonedFrom:’ field</text:p>
            </text:list-item>
            <text:list-item>
              <text:p text:style-name="P255">“Understand” focus - natural language input w/ iterative disambiguation per sentence</text:p>
            </text:list-item>
            <text:list-item>
              <text:p text:style-name="P255">initMiniMap() - should use self’s geolocation as default starting position</text:p>
            </text:list-item>
            <text:list-item>
              <text:p text:style-name="P246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246">proxy file request caching to avoid refetching on repeated or same requests from multiple people</text:p>
            </text:list-item>
            <text:list-item>
              <text:p text:style-name="P246">use default view on startup, don’t leave blank</text:p>
            </text:list-item>
            <text:list-item>
              <text:p text:style-name="P246">“see relevant” item in focus save menu (underneath ‘export’) -&gt; set list semantics to relevance, etc.. update view</text:p>
            </text:list-item>
            <text:list-item>
              <text:p text:style-name="P246">“team” main menu link = relevant to “user” = /tag/general.User</text:p>
            </text:list-item>
            <text:list-item>
              <text:p text:style-name="P246">tag cloud in report with links to /tag/*</text:p>
            </text:list-item>
            <text:list-item>
              <text:p text:style-name="P246">layouts:</text:p>
              <text:list>
                <text:list-item>
                  <text:p text:style-name="P246">hide / minimize / maximize (like blogger) focus section</text:p>
                </text:list-item>
              </text:list>
            </text:list-item>
            <text:list-item>
              <text:p text:style-name="P246">themes</text:p>
              <text:list>
                <text:list-item>
                  <text:p text:style-name="P246">styling of tag buttons both in focus editor and in object view to resemble each other</text:p>
                </text:list-item>
                <text:list-item>
                  <text:p text:style-name="P246">...automatically download and install css/bootstrap themes?</text:p>
                </text:list-item>
                <text:list-item>
                  <text:p text:style-name="P246">sounds?</text:p>
                </text:list-item>
              </text:list>
            </text:list-item>
            <text:list-item>
              <text:p text:style-name="P246">ontology search: include matches for tags and properties, their names and descriptions</text:p>
            </text:list-item>
            <text:list-item>
              <text:p text:style-name="P246">“traveling mode“ and advanced location settings, including basic location selector modal dialog</text:p>
            </text:list-item>
            <text:list-item>
              <text:p text:style-name="P246">_.extend() objects with utility methods</text:p>
            </text:list-item>
            <text:list-item>
              <text:p text:style-name="P246">focus/popup a specific object, fullscreen</text:p>
            </text:list-item>
            <text:list-item>
              <text:p text:style-name="P246">{Live update | Pagination} modes</text:p>
            </text:list-item>
            <text:list-item>
              <text:p text:style-name="P246">Relevance highlights tag button widgets (which are used in both focus editor and object viewer)</text:p>
            </text:list-item>
            <text:list-item>
              <text:p text:style-name="P246">fontsize adjust slider(s)</text:p>
            </text:list-item>
            <text:list-item>
              <text:p text:style-name="P246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246">text-to-speech</text:p>
            </text:list-item>
            <text:list-item>
              <text:p text:style-name="P246">plugin dependencies</text:p>
            </text:list-item>
            <text:list-item>
              <text:p text:style-name="P246">mobile site (extensive use of modal dialogs and sliding/toggling modes)</text:p>
            </text:list-item>
            <text:list-item>
              <text:p text:style-name="P246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246">popup/tooltip wikipedia mobile view for annotated terms. ex: “Food” -&gt; en.wikipedia.org/wiki/Food</text:p>
            </text:list-item>
            <text:list-item>
              <text:p text:style-name="P246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246">favorites: keeps attention “pinned” for certain objects at varying levels; ensures they wont be forgotten</text:p>
            </text:list-item>
            <text:list-item>
              <text:p text:style-name="P246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12" text:outline-level="10"/>
      <text:h text:style-name="P313" text:outline-level="10"><text:bookmark text:name="id.x8lrndfsfwth"/><text:bookmark text:name="h.ag1474oxgekq"/><text:bookmark text:name="h.e6ktshop07yc"/>Survival Planner</text:h>
      <text:p text:style-name="P1"/>
      <text:p text:style-name="P2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5">INPUTS</text:p>
            <text:p text:style-name="P43">none are required. many are inferred from sensors</text:p>
          </table:table-cell>
          <table:table-cell table:style-name="Table18.A1" office:value-type="string">
            <text:p text:style-name="P5">OUTPUTS</text:p>
          </table:table-cell>
        </table:table-row>
        <table:table-row>
          <table:table-cell table:style-name="Table18.A1" office:value-type="string">
            <text:p text:style-name="P41">Personal Conditions</text:p>
            <text:list xml:id="list6836471686765876762" text:style-name="LS54">
              <text:list-item>
                <text:p text:style-name="P39">Biometrics</text:p>
                <text:list>
                  <text:list-item>
                    <text:p text:style-name="P39">Age</text:p>
                  </text:list-item>
                  <text:list-item>
                    <text:p text:style-name="P39">Weight</text:p>
                  </text:list-item>
                  <text:list-item>
                    <text:p text:style-name="P39">Height</text:p>
                  </text:list-item>
                  <text:list-item>
                    <text:p text:style-name="P39">Gender</text:p>
                  </text:list-item>
                  <text:list-item>
                    <text:p text:style-name="P39">Temperature</text:p>
                  </text:list-item>
                  <text:list-item>
                    <text:p text:style-name="P39">Ethnicity</text:p>
                  </text:list-item>
                  <text:list-item>
                    <text:p text:style-name="P39">Blood type</text:p>
                  </text:list-item>
                  <text:list-item>
                    <text:p text:style-name="P39">Genetics</text:p>
                  </text:list-item>
                  <text:list-item>
                    <text:p text:style-name="P39">Pulse Rate &amp; Variability</text:p>
                  </text:list-item>
                  <text:list-item>
                    <text:p text:style-name="P39">Blood Pressure</text:p>
                  </text:list-item>
                  <text:list-item>
                    <text:p text:style-name="P39">Breathing Rate</text:p>
                  </text:list-item>
                  <text:list-item>
                    <text:p text:style-name="P39">...</text:p>
                  </text:list-item>
                </text:list>
              </text:list-item>
              <text:list-item>
                <text:p text:style-name="P39">Hunger / Thirst</text:p>
                <text:list>
                  <text:list-item>
                    <text:p text:style-name="P39">...</text:p>
                  </text:list-item>
                </text:list>
              </text:list-item>
              <text:list-item>
                <text:p text:style-name="P39">Memory</text:p>
              </text:list-item>
              <text:list-item>
                <text:p text:style-name="P18">Focus</text:p>
              </text:list-item>
              <text:list-item>
                <text:p text:style-name="P18">Mood</text:p>
                <text:list>
                  <text:list-item>
                    <text:p text:style-name="P18">Stability</text:p>
                  </text:list-item>
                  <text:list-item>
                    <text:p text:style-name="P18">Presence of Depression</text:p>
                  </text:list-item>
                  <text:list-item>
                    <text:p text:style-name="P18">Presence of Euphoria</text:p>
                  </text:list-item>
                </text:list>
              </text:list-item>
              <text:list-item>
                <text:p text:style-name="P18">Energy</text:p>
              </text:list-item>
              <text:list-item>
                <text:p text:style-name="P18">Relax</text:p>
              </text:list-item>
              <text:list-item>
                <text:p text:style-name="P18">Athletic Performance</text:p>
              </text:list-item>
              <text:list-item>
                <text:p text:style-name="P18">Illness</text:p>
              </text:list-item>
              <text:list-item>
                <text:p text:style-name="P18">Injury</text:p>
                <text:list>
                  <text:list-item>
                    <text:p text:style-name="P18">[per body part]</text:p>
                  </text:list-item>
                </text:list>
              </text:list-item>
              <text:list-item>
                <text:p text:style-name="P18">Need to Detox and Stop...</text:p>
                <text:list>
                  <text:list-item>
                    <text:p text:style-name="P18">Alcohol Addiction</text:p>
                  </text:list-item>
                  <text:list-item>
                    <text:p text:style-name="P18">Opiate Addiction</text:p>
                  </text:list-item>
                  <text:list-item>
                    <text:p text:style-name="P18">Cocaine / Amphetamine Addiction</text:p>
                  </text:list-item>
                  <text:list-item>
                    <text:p text:style-name="P18">Benzodiazepine Addiction</text:p>
                  </text:list-item>
                  <text:list-item>
                    <text:p text:style-name="P18">Other Addictions and their cravings</text:p>
                  </text:list-item>
                </text:list>
              </text:list-item>
            </text:list>
            <text:p text:style-name="P4"/>
            <text:p text:style-name="P41">Environment Conditions</text:p>
            <text:list xml:id="list2302042309514482206" text:style-name="LS55">
              <text:list-item>
                <text:p text:style-name="P19">Time </text:p>
                <text:list>
                  <text:list-item>
                    <text:p text:style-name="P19">of Day</text:p>
                  </text:list-item>
                  <text:list-item>
                    <text:p text:style-name="P19">of Year</text:p>
                  </text:list-item>
                </text:list>
              </text:list-item>
              <text:list-item>
                <text:p text:style-name="P19">Weather</text:p>
                <text:list>
                  <text:list-item>
                    <text:p text:style-name="P19">Rain Storm</text:p>
                  </text:list-item>
                  <text:list-item>
                    <text:p text:style-name="P19">Snow</text:p>
                  </text:list-item>
                  <text:list-item>
                    <text:p text:style-name="P19">Tropical Storm</text:p>
                  </text:list-item>
                  <text:list-item>
                    <text:p text:style-name="P19">Hurricane</text:p>
                  </text:list-item>
                  <text:list-item>
                    <text:p text:style-name="P19">Tornado</text:p>
                  </text:list-item>
                  <text:list-item>
                    <text:p text:style-name="P19">Tsunami</text:p>
                  </text:list-item>
                  <text:list-item>
                    <text:p text:style-name="P19">..</text:p>
                  </text:list-item>
                </text:list>
              </text:list-item>
              <text:list-item>
                <text:p text:style-name="P19">Pollution</text:p>
                <text:list>
                  <text:list-item>
                    <text:p text:style-name="P19">Air/Water Quality</text:p>
                  </text:list-item>
                  <text:list-item>
                    <text:p text:style-name="P19">Radiation</text:p>
                  </text:list-item>
                  <text:list-item>
                    <text:p text:style-name="P19">Electrosmog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rime</text:p>
              </text:list-item>
              <text:list-item>
                <text:p text:style-name="P19">Economic</text:p>
              </text:list-item>
              <text:list-item>
                <text:p text:style-name="P19">Sociopolitical</text:p>
                <text:list>
                  <text:list-item>
                    <text:p text:style-name="P19">Vote</text:p>
                  </text:list-item>
                  <text:list-item>
                    <text:p text:style-name="P19">Taxes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ultural</text:p>
                <text:list>
                  <text:list-item>
                    <text:p text:style-name="P19">Holidays</text:p>
                  </text:list-item>
                </text:list>
              </text:list-item>
              <text:list-item>
                <text:p text:style-name="P19">Farming / Plant Maintenance</text:p>
              </text:list-item>
            </text:list>
            <text:p text:style-name="P4"/>
            <text:p text:style-name="P41">Resource Inventory</text:p>
            <text:list xml:id="list946275208939981604" text:style-name="LS56">
              <text:list-item>
                <text:p text:style-name="P20">[Item, Quantity]</text:p>
              </text:list-item>
              <text:list-item>
                <text:p text:style-name="P20">Cash [Currency, Quantity]</text:p>
              </text:list-item>
            </text:list>
            <text:p text:style-name="P4"/>
            <text:p text:style-name="P41">Social Conditions</text:p>
            <text:list xml:id="list7651179016257799101" text:style-name="LS57">
              <text:list-item>
                <text:p text:style-name="P21">Relationship Quality</text:p>
                <text:list>
                  <text:list-item>
                    <text:p text:style-name="P21">Animals / Pets</text:p>
                  </text:list-item>
                  <text:list-item>
                    <text:p text:style-name="P21">Strangers</text:p>
                  </text:list-item>
                  <text:list-item>
                    <text:p text:style-name="P21">Coworker</text:p>
                  </text:list-item>
                  <text:list-item>
                    <text:p text:style-name="P21">Student / Teacher</text:p>
                  </text:list-item>
                  <text:list-item>
                    <text:p text:style-name="P21">Friend</text:p>
                  </text:list-item>
                  <text:list-item>
                    <text:p text:style-name="P21">Family</text:p>
                  </text:list-item>
                  <text:list-item>
                    <text:p text:style-name="P21">Roommate</text:p>
                  </text:list-item>
                  <text:list-item>
                    <text:p text:style-name="P21">Boyfriend/Girlfriend</text:p>
                  </text:list-item>
                  <text:list-item>
                    <text:p text:style-name="P21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3"><text:span text:style-name="T6">Suggested Actions</text:span><text:span text:style-name="T1"> (always includes a list one or more logical reasons supported by objective measurements, ontology of activity)</text:span></text:p>
            <text:p text:style-name="P4"/>
            <text:p text:style-name="P4">any number of actions can be suggested at a given time, prioritized by varying strengths</text:p>
            <text:p text:style-name="P4"/>
            <text:list xml:id="list3110981387944984614" text:style-name="LS58">
              <text:list-item>
                <text:p text:style-name="P22">Acquire Item (ex: store purchase or borrow/trade)</text:p>
              </text:list-item>
              <text:list-item>
                <text:p text:style-name="P22">Consume Item</text:p>
                <text:list>
                  <text:list-item>
                    <text:p text:style-name="P22">Quantity Range (Dose)</text:p>
                  </text:list-item>
                  <text:list-item>
                    <text:p text:style-name="P22">Frequency</text:p>
                  </text:list-item>
                  <text:list-item>
                    <text:p text:style-name="P22">Ingestion Method</text:p>
                    <text:list>
                      <text:list-item>
                        <text:p text:style-name="P22">Orally</text:p>
                      </text:list-item>
                      <text:list-item>
                        <text:p text:style-name="P22">Sublingually</text:p>
                      </text:list-item>
                      <text:list-item>
                        <text:p text:style-name="P22">IV</text:p>
                      </text:list-item>
                      <text:list-item>
                        <text:p text:style-name="P22">…</text:p>
                      </text:list-item>
                    </text:list>
                  </text:list-item>
                  <text:list-item>
                    <text:p text:style-name="P22">Ingestion Activity (dose response curves vs. time, for warning when a drug is biologically effective or ineffective)</text:p>
                  </text:list-item>
                  <text:list-item>
                    <text:p text:style-name="P22">Contraindications/Indications</text:p>
                  </text:list-item>
                </text:list>
              </text:list-item>
              <text:list-item>
                <text:p text:style-name="P22">Gather / Ready / Deploy / Attend_to Item (get it ready for use)</text:p>
                <text:list>
                  <text:list-item>
                    <text:p text:style-name="P22">saving minutes in the case of an emergency could save a life</text:p>
                  </text:list-item>
                </text:list>
              </text:list-item>
              <text:list-item>
                <text:p text:style-name="P22">Share Item</text:p>
              </text:list-item>
              <text:list-item>
                <text:p text:style-name="P22">Travel</text:p>
              </text:list-item>
              <text:list-item>
                <text:p text:style-name="P22">Contact</text:p>
              </text:list-item>
              <text:list-item>
                <text:p text:style-name="P22">Relax / Do Nothing / Be Patient</text:p>
              </text:list-item>
              <text:list-item>
                <text:p text:style-name="P22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45</meta:editing-cycles>
    <dc:date>2014-01-03T14:58:29.321745373</dc:date>
    <meta:editing-duration>P8DT2H45M17S</meta:editing-duration>
    <meta:document-statistic meta:table-count="7" meta:image-count="0" meta:object-count="0" meta:page-count="1" meta:paragraph-count="938" meta:word-count="6252" meta:character-count="39835" meta:non-whitespace-character-count="35178"/>
  </office:meta>
</office:document-meta>
</file>